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11in"/>
    </style:style>
    <style:style style:name="co3" style:family="table-column">
      <style:table-column-properties fo:break-before="auto" style:column-width="2.9173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esults_search_key_Science_Competition" table:style-name="ta1">
        <table:table-column table:style-name="co1" table:number-columns-repeated="3" table:default-cell-style-name="Default"/>
        <table:table-row table:style-name="ro1">
          <table:table-cell table:style-name="ce3" table:number-columns-repeated="3"/>
        </table:table-row>
        <table:table-row table:style-name="ro1">
          <table:table-cell office:value-type="string" calcext:value-type="string">
            <text:p>[[0.14131781] <text:s text:c="4"/></text:p>
          </table:table-cell>
          <table:table-cell/>
          <table:table-cell office:value-type="string" calcext:value-type="string">
            <text:p>0 <text:s text:c="36"/>Editathon</text:p>
          </table:table-cell>
        </table:table-row>
        <table:table-row table:style-name="ro1">
          <table:table-cell office:value-type="string" calcext:value-type="string">
            <text:p><text:s/>[0.12951322]</text:p>
          </table:table-cell>
          <table:table-cell/>
          <table:table-cell office:value-type="string" calcext:value-type="string">
            <text:p>1 <text:s text:c="8"/>Enhancing your knowledge in Wikipedia</text:p>
          </table:table-cell>
        </table:table-row>
        <table:table-row table:style-name="ro1">
          <table:table-cell office:value-type="string" calcext:value-type="string">
            <text:p><text:s/>[0.06836357]</text:p>
          </table:table-cell>
          <table:table-cell/>
          <table:table-cell office:value-type="string" calcext:value-type="string">
            <text:p>2 <text:s text:c="22"/>How to run an editathon</text:p>
          </table:table-cell>
        </table:table-row>
        <table:table-row table:style-name="ro1">
          <table:table-cell office:value-type="string" calcext:value-type="string">
            <text:p><text:s/>[0.0477109 ]</text:p>
          </table:table-cell>
          <table:table-cell/>
          <table:table-cell office:value-type="string" calcext:value-type="string">
            <text:p>3 <text:s text:c="17"/>Use the evaluation dashboard</text:p>
          </table:table-cell>
        </table:table-row>
        <table:table-row table:style-name="ro1">
          <table:table-cell office:value-type="string" calcext:value-type="string">
            <text:p><text:s/>[0.04999582]</text:p>
          </table:table-cell>
          <table:table-cell/>
          <table:table-cell office:value-type="string" calcext:value-type="string">
            <text:p>4 <text:s text:c="35"/>WikiVoyage</text:p>
          </table:table-cell>
        </table:table-row>
        <table:table-row table:style-name="ro1">
          <table:table-cell office:value-type="string" calcext:value-type="string">
            <text:p><text:s/>[0.10799919]</text:p>
          </table:table-cell>
          <table:table-cell/>
          <table:table-cell office:value-type="string" calcext:value-type="string">
            <text:p>5 <text:s text:c="37"/>Wiki2map</text:p>
          </table:table-cell>
        </table:table-row>
        <table:table-row table:style-name="ro1">
          <table:table-cell table:style-name="ce1" office:value-type="string" calcext:value-type="string">
            <text:p><text:s/>[0.5582427 ]</text:p>
          </table:table-cell>
          <table:table-cell table:style-name="ce1"/>
          <table:table-cell table:style-name="ce1" office:value-type="string" calcext:value-type="string">
            <text:p>6 <text:s text:c="21"/>Wiki Science Competition</text:p>
          </table:table-cell>
        </table:table-row>
        <table:table-row table:style-name="ro1">
          <table:table-cell office:value-type="string" calcext:value-type="string">
            <text:p><text:s/>[0.03073562]</text:p>
          </table:table-cell>
          <table:table-cell/>
          <table:table-cell office:value-type="string" calcext:value-type="string">
            <text:p>7 <text:s text:c="29"/>WMCH Map Service</text:p>
          </table:table-cell>
        </table:table-row>
        <table:table-row table:style-name="ro1">
          <table:table-cell office:value-type="string" calcext:value-type="string">
            <text:p><text:s/>[0.11297208]</text:p>
          </table:table-cell>
          <table:table-cell/>
          <table:table-cell office:value-type="string" calcext:value-type="string">
            <text:p>8 <text:s text:c="37"/>Wikidata</text:p>
          </table:table-cell>
        </table:table-row>
        <table:table-row table:style-name="ro1">
          <table:table-cell office:value-type="string" calcext:value-type="string">
            <text:p><text:s/>[0.11231837]</text:p>
          </table:table-cell>
          <table:table-cell/>
          <table:table-cell office:value-type="string" calcext:value-type="string">
            <text:p>9 <text:s text:c="36"/>Wikibooks</text:p>
          </table:table-cell>
        </table:table-row>
        <table:table-row table:style-name="ro1">
          <table:table-cell office:value-type="string" calcext:value-type="string">
            <text:p><text:s/>[0.1366241 ]</text:p>
          </table:table-cell>
          <table:table-cell/>
          <table:table-cell office:value-type="string" calcext:value-type="string">
            <text:p>10 <text:s text:c="24"/>Wiki Loves Monuments</text:p>
          </table:table-cell>
        </table:table-row>
        <table:table-row table:style-name="ro1">
          <table:table-cell office:value-type="string" calcext:value-type="string">
            <text:p><text:s/>[0.12840065]</text:p>
          </table:table-cell>
          <table:table-cell/>
          <table:table-cell office:value-type="string" calcext:value-type="string">
            <text:p>11 <text:s text:c="35"/>Wikipedia</text:p>
          </table:table-cell>
        </table:table-row>
        <table:table-row table:style-name="ro1">
          <table:table-cell office:value-type="string" calcext:value-type="string">
            <text:p><text:s/>[0.07500363]</text:p>
          </table:table-cell>
          <table:table-cell/>
          <table:table-cell office:value-type="string" calcext:value-type="string">
            <text:p>12 <text:s text:c="37"/>Commons</text:p>
          </table:table-cell>
        </table:table-row>
        <table:table-row table:style-name="ro1">
          <table:table-cell office:value-type="string" calcext:value-type="string">
            <text:p><text:s/>[0.15225232]</text:p>
          </table:table-cell>
          <table:table-cell/>
          <table:table-cell office:value-type="string" calcext:value-type="string">
            <text:p>13 <text:s text:c="14"/>UNESCO OER Recommendation 2019</text:p>
          </table:table-cell>
        </table:table-row>
        <table:table-row table:style-name="ro1">
          <table:table-cell office:value-type="string" calcext:value-type="string">
            <text:p><text:s/>[0.07212399]</text:p>
          </table:table-cell>
          <table:table-cell/>
          <table:table-cell office:value-type="string" calcext:value-type="string">
            <text:p>14 <text:s text:c="24"/>Evaluation Dashboard</text:p>
          </table:table-cell>
        </table:table-row>
        <table:table-row table:style-name="ro1">
          <table:table-cell office:value-type="string" calcext:value-type="string">
            <text:p><text:s/>[0.01880316]</text:p>
          </table:table-cell>
          <table:table-cell/>
          <table:table-cell office:value-type="string" calcext:value-type="string">
            <text:p>15 <text:s text:c="22"/>A Guide to Wikiversity</text:p>
          </table:table-cell>
        </table:table-row>
        <table:table-row table:style-name="ro1">
          <table:table-cell office:value-type="string" calcext:value-type="string">
            <text:p><text:s/>[0.16634443]</text:p>
          </table:table-cell>
          <table:table-cell/>
          <table:table-cell office:value-type="string" calcext:value-type="string">
            <text:p>16 <text:s text:c="33"/>Wikiversity</text:p>
          </table:table-cell>
        </table:table-row>
        <table:table-row table:style-name="ro1">
          <table:table-cell office:value-type="string" calcext:value-type="string">
            <text:p><text:s/>[0.09636036]</text:p>
          </table:table-cell>
          <table:table-cell/>
          <table:table-cell office:value-type="string" calcext:value-type="string">
            <text:p>17 <text:s text:c="34"/>Wiktionary</text:p>
          </table:table-cell>
        </table:table-row>
        <table:table-row table:style-name="ro1">
          <table:table-cell office:value-type="string" calcext:value-type="string">
            <text:p><text:s/>[0.2171332 ]</text:p>
          </table:table-cell>
          <table:table-cell/>
          <table:table-cell office:value-type="string" calcext:value-type="string">
            <text:p>18 <text:s text:c="35"/>Hackathon</text:p>
          </table:table-cell>
        </table:table-row>
        <table:table-row table:style-name="ro1">
          <table:table-cell office:value-type="string" calcext:value-type="string">
            <text:p><text:s/>[0.04792745]</text:p>
          </table:table-cell>
          <table:table-cell/>
          <table:table-cell office:value-type="string" calcext:value-type="string">
            <text:p>19 <text:s text:c="8"/>Catalan Sign Language and Wiktionary</text:p>
          </table:table-cell>
        </table:table-row>
        <table:table-row table:style-name="ro1">
          <table:table-cell office:value-type="string" calcext:value-type="string">
            <text:p><text:s/>[0.21604799]</text:p>
          </table:table-cell>
          <table:table-cell/>
          <table:table-cell office:value-type="string" calcext:value-type="string">
            <text:p>20 <text:s text:c="33"/>Immunomedia</text:p>
          </table:table-cell>
        </table:table-row>
        <table:table-row table:style-name="ro1">
          <table:table-cell office:value-type="string" calcext:value-type="string">
            <text:p><text:s/>[0.1041688 ]</text:p>
          </table:table-cell>
          <table:table-cell/>
          <table:table-cell office:value-type="string" calcext:value-type="string">
            <text:p>21 <text:s text:c="28"/>WikiCamp Armenia</text:p>
          </table:table-cell>
        </table:table-row>
        <table:table-row table:style-name="ro1">
          <table:table-cell office:value-type="string" calcext:value-type="string">
            <text:p><text:s/>[0.14295398]</text:p>
          </table:table-cell>
          <table:table-cell/>
          <table:table-cell office:value-type="string" calcext:value-type="string">
            <text:p>22 <text:s text:c="7"/>Translation apprentices and Wikipedia</text:p>
          </table:table-cell>
        </table:table-row>
        <table:table-row table:style-name="ro1">
          <table:table-cell office:value-type="string" calcext:value-type="string">
            <text:p><text:s/>[0.14438923]</text:p>
          </table:table-cell>
          <table:table-cell/>
          <table:table-cell office:value-type="string" calcext:value-type="string">
            <text:p>23 <text:s/>Wikipedia as a tool for university teaching</text:p>
          </table:table-cell>
        </table:table-row>
        <table:table-row table:style-name="ro1">
          <table:table-cell office:value-type="string" calcext:value-type="string">
            <text:p><text:s/>[0.12274647]</text:p>
          </table:table-cell>
          <table:table-cell/>
          <table:table-cell office:value-type="string" calcext:value-type="string">
            <text:p>24 <text:s text:c="5"/>Module with National Gallery of Ireland</text:p>
          </table:table-cell>
        </table:table-row>
        <table:table-row table:style-name="ro1">
          <table:table-cell office:value-type="string" calcext:value-type="string">
            <text:p><text:s/>[0.12233312]</text:p>
          </table:table-cell>
          <table:table-cell/>
          <table:table-cell office:value-type="string" calcext:value-type="string">
            <text:p>25 <text:s text:c="12"/>University law students' editing</text:p>
          </table:table-cell>
        </table:table-row>
        <table:table-row table:style-name="ro1">
          <table:table-cell office:value-type="string" calcext:value-type="string">
            <text:p><text:s/>[0.09861891]</text:p>
          </table:table-cell>
          <table:table-cell/>
          <table:table-cell office:value-type="string" calcext:value-type="string">
            <text:p>26 <text:s text:c="5"/>Teacher training of teachers in Bolivia</text:p>
          </table:table-cell>
        </table:table-row>
        <table:table-row table:style-name="ro1">
          <table:table-cell office:value-type="string" calcext:value-type="string">
            <text:p><text:s/>[0.19611356]</text:p>
          </table:table-cell>
          <table:table-cell/>
          <table:table-cell office:value-type="string" calcext:value-type="string">
            <text:p>27 <text:s text:c="23"/>Wikipedia in medicine</text:p>
          </table:table-cell>
        </table:table-row>
        <table:table-row table:style-name="ro1">
          <table:table-cell table:style-name="ce1" office:value-type="string" calcext:value-type="string">
            <text:p><text:s/>[0.40923426]</text:p>
          </table:table-cell>
          <table:table-cell table:style-name="ce1"/>
          <table:table-cell table:style-name="ce1" office:value-type="string" calcext:value-type="string">
            <text:p>28 <text:s text:c="16"/>Open Science Fellows Program</text:p>
          </table:table-cell>
        </table:table-row>
        <table:table-row table:style-name="ro1">
          <table:table-cell office:value-type="string" calcext:value-type="string">
            <text:p><text:s/>[0.04140151]</text:p>
          </table:table-cell>
          <table:table-cell/>
          <table:table-cell office:value-type="string" calcext:value-type="string">
            <text:p>29 <text:s text:c="36"/>WikiDDHH</text:p>
          </table:table-cell>
        </table:table-row>
        <table:table-row table:style-name="ro1">
          <table:table-cell office:value-type="string" calcext:value-type="string">
            <text:p><text:s/>[0.20351717]</text:p>
          </table:table-cell>
          <table:table-cell/>
          <table:table-cell office:value-type="string" calcext:value-type="string">
            <text:p>30 <text:s text:c="16"/>Wikipedia in your university</text:p>
          </table:table-cell>
        </table:table-row>
        <table:table-row table:style-name="ro1">
          <table:table-cell office:value-type="string" calcext:value-type="string">
            <text:p><text:s/>[0.10617741]]</text:p>
          </table:table-cell>
          <table:table-cell/>
          <table:table-cell office:value-type="string" calcext:value-type="string">
            <text:p>31 <text:s text:c="10"/>Reading Wikipedia in the Classroom</text:p>
          </table:table-cell>
        </table:table-row>
      </table:table>
      <table:table table:name="threshold_analysis" table:style-name="ta1"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 table:style-name="ce3" office:value-type="string" calcext:value-type="string">
            <text:p>id_project</text:p>
          </table:table-cell>
          <table:table-cell table:style-name="ce3" office:value-type="string" calcext:value-type="string">
            <text:p>title</text:p>
          </table:table-cell>
          <table:table-cell table:style-name="ce6" office:value-type="string" calcext:value-type="string">
            <text:p>Science Competition</text:p>
          </table:table-cell>
          <table:table-cell table:style-name="ce6" office:value-type="string" calcext:value-type="string">
            <text:p>language</text:p>
          </table:table-cell>
          <table:table-cell table:style-name="ce6" office:value-type="string" calcext:value-type="string">
            <text:p>encyclopedia</text:p>
          </table:table-cell>
          <table:table-cell table:style-name="ce6" office:value-type="string" calcext:value-type="string">
            <text:p>database</text:p>
          </table:table-cell>
          <table:table-cell table:style-name="ce6" office:value-type="string" calcext:value-type="string">
            <text:p>travel</text:p>
          </table:table-cell>
          <table:table-cell table:style-name="ce6" office:value-type="string" calcext:value-type="string">
            <text:p>school</text:p>
          </table:table-cell>
          <table:table-cell table:style-name="ce6" office:value-type="string" calcext:value-type="string">
            <text:p>medicine</text:p>
          </table:table-cell>
          <table:table-cell table:style-name="ce6" office:value-type="string" calcext:value-type="string">
            <text:p>university</text:p>
          </table:table-cell>
          <table:table-cell table:style-name="ce6" office:value-type="string" calcext:value-type="string">
            <text:p>research</text:p>
          </table:table-cell>
          <table:table-cell/>
          <table:table-cell table:style-name="ce3"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pen Science Fellows Program</text:p>
          </table:table-cell>
          <table:table-cell table:style-name="ce1" office:value-type="float" office:value="0.337843" calcext:value-type="float">
            <text:p>0.337843</text:p>
          </table:table-cell>
          <table:table-cell office:value-type="float" office:value="0.060492" calcext:value-type="float">
            <text:p>0.060492</text:p>
          </table:table-cell>
          <table:table-cell office:value-type="float" office:value="0.182588" calcext:value-type="float">
            <text:p>0.182588</text:p>
          </table:table-cell>
          <table:table-cell office:value-type="float" office:value="0.049811" calcext:value-type="float">
            <text:p>0.049811</text:p>
          </table:table-cell>
          <table:table-cell office:value-type="float" office:value="0.109316" calcext:value-type="float">
            <text:p>0.109316</text:p>
          </table:table-cell>
          <table:table-cell office:value-type="float" office:value="0.137435" calcext:value-type="float">
            <text:p>0.137435</text:p>
          </table:table-cell>
          <table:table-cell office:value-type="float" office:value="0.078706" calcext:value-type="float">
            <text:p>0.078706</text:p>
          </table:table-cell>
          <table:table-cell office:value-type="float" office:value="0.179667" calcext:value-type="float">
            <text:p>0.179667</text:p>
          </table:table-cell>
          <table:table-cell office:value-type="float" office:value="0.210353" calcext:value-type="float">
            <text:p>0.210353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ditathon</text:p>
          </table:table-cell>
          <table:table-cell office:value-type="float" office:value="0.159352" calcext:value-type="float">
            <text:p>0.159352</text:p>
          </table:table-cell>
          <table:table-cell office:value-type="float" office:value="0.167569" calcext:value-type="float">
            <text:p>0.167569</text:p>
          </table:table-cell>
          <table:table-cell office:value-type="float" office:value="0.291955" calcext:value-type="float">
            <text:p>0.291955</text:p>
          </table:table-cell>
          <table:table-cell office:value-type="float" office:value="0.110766" calcext:value-type="float">
            <text:p>0.110766</text:p>
          </table:table-cell>
          <table:table-cell office:value-type="float" office:value="0.152519" calcext:value-type="float">
            <text:p>0.152519</text:p>
          </table:table-cell>
          <table:table-cell office:value-type="float" office:value="0.101293" calcext:value-type="float">
            <text:p>0.101293</text:p>
          </table:table-cell>
          <table:table-cell office:value-type="float" office:value="0.029253" calcext:value-type="float">
            <text:p>0.029253</text:p>
          </table:table-cell>
          <table:table-cell office:value-type="float" office:value="0.127813" calcext:value-type="float">
            <text:p>0.127813</text:p>
          </table:table-cell>
          <table:table-cell office:value-type="float" office:value="0.179963" calcext:value-type="float">
            <text:p>0.179963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hancing your knowledge in Wikipedia</text:p>
          </table:table-cell>
          <table:table-cell office:value-type="float" office:value="0.134172" calcext:value-type="float">
            <text:p>0.134172</text:p>
          </table:table-cell>
          <table:table-cell office:value-type="float" office:value="0.139272" calcext:value-type="float">
            <text:p>0.139272</text:p>
          </table:table-cell>
          <table:table-cell office:value-type="float" office:value="0.316056" calcext:value-type="float">
            <text:p>0.316056</text:p>
          </table:table-cell>
          <table:table-cell office:value-type="float" office:value="0.119874" calcext:value-type="float">
            <text:p>0.119874</text:p>
          </table:table-cell>
          <table:table-cell office:value-type="float" office:value="0.122685" calcext:value-type="float">
            <text:p>0.122685</text:p>
          </table:table-cell>
          <table:table-cell table:style-name="ce2" office:value-type="float" office:value="0.224175" calcext:value-type="float">
            <text:p>0.224175</text:p>
          </table:table-cell>
          <table:table-cell office:value-type="float" office:value="0.033031" calcext:value-type="float">
            <text:p>0.033031</text:p>
          </table:table-cell>
          <table:table-cell office:value-type="float" office:value="0.207098" calcext:value-type="float">
            <text:p>0.207098</text:p>
          </table:table-cell>
          <table:table-cell office:value-type="float" office:value="0.295591" calcext:value-type="float">
            <text:p>0.295591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w to run an editathon</text:p>
          </table:table-cell>
          <table:table-cell office:value-type="float" office:value="0.088262" calcext:value-type="float">
            <text:p>0.088262</text:p>
          </table:table-cell>
          <table:table-cell office:value-type="float" office:value="0.18031" calcext:value-type="float">
            <text:p>0.18031</text:p>
          </table:table-cell>
          <table:table-cell office:value-type="float" office:value="0.332602" calcext:value-type="float">
            <text:p>0.332602</text:p>
          </table:table-cell>
          <table:table-cell office:value-type="float" office:value="0.175048" calcext:value-type="float">
            <text:p>0.175048</text:p>
          </table:table-cell>
          <table:table-cell office:value-type="float" office:value="0.199248" calcext:value-type="float">
            <text:p>0.199248</text:p>
          </table:table-cell>
          <table:table-cell office:value-type="float" office:value="0.117918" calcext:value-type="float">
            <text:p>0.117918</text:p>
          </table:table-cell>
          <table:table-cell office:value-type="float" office:value="0.051173" calcext:value-type="float">
            <text:p>0.051173</text:p>
          </table:table-cell>
          <table:table-cell office:value-type="float" office:value="0.127698" calcext:value-type="float">
            <text:p>0.127698</text:p>
          </table:table-cell>
          <table:table-cell office:value-type="float" office:value="0.122953" calcext:value-type="float">
            <text:p>0.122953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e the evaluation dashboard</text:p>
          </table:table-cell>
          <table:table-cell office:value-type="float" office:value="0.058056" calcext:value-type="float">
            <text:p>0.058056</text:p>
          </table:table-cell>
          <table:table-cell office:value-type="float" office:value="0.120586" calcext:value-type="float">
            <text:p>0.120586</text:p>
          </table:table-cell>
          <table:table-cell office:value-type="float" office:value="0.357716" calcext:value-type="float">
            <text:p>0.357716</text:p>
          </table:table-cell>
          <table:table-cell office:value-type="float" office:value="0.238213" calcext:value-type="float">
            <text:p>0.238213</text:p>
          </table:table-cell>
          <table:table-cell office:value-type="float" office:value="0.121262" calcext:value-type="float">
            <text:p>0.121262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059411" calcext:value-type="float">
            <text:p>0.059411</text:p>
          </table:table-cell>
          <table:table-cell office:value-type="float" office:value="0.099732" calcext:value-type="float">
            <text:p>0.099732</text:p>
          </table:table-cell>
          <table:table-cell office:value-type="float" office:value="0.193859" calcext:value-type="float">
            <text:p>0.193859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kiVoyage</text:p>
          </table:table-cell>
          <table:table-cell office:value-type="float" office:value="0.046402" calcext:value-type="float">
            <text:p>0.046402</text:p>
          </table:table-cell>
          <table:table-cell office:value-type="float" office:value="0.204282" calcext:value-type="float">
            <text:p>0.204282</text:p>
          </table:table-cell>
          <table:table-cell office:value-type="float" office:value="0.336803" calcext:value-type="float">
            <text:p>0.336803</text:p>
          </table:table-cell>
          <table:table-cell office:value-type="float" office:value="0.255125" calcext:value-type="float">
            <text:p>0.255125</text:p>
          </table:table-cell>
          <table:table-cell table:style-name="ce1" office:value-type="float" office:value="0.280623" calcext:value-type="float">
            <text:p>0.280623</text:p>
          </table:table-cell>
          <table:table-cell office:value-type="float" office:value="0.120848" calcext:value-type="float">
            <text:p>0.120848</text:p>
          </table:table-cell>
          <table:table-cell office:value-type="float" office:value="0.006852" calcext:value-type="float">
            <text:p>0.006852</text:p>
          </table:table-cell>
          <table:table-cell office:value-type="float" office:value="0.091623" calcext:value-type="float">
            <text:p>0.091623</text:p>
          </table:table-cell>
          <table:table-cell office:value-type="float" office:value="0.205251" calcext:value-type="float">
            <text:p>0.205251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ki2map</text:p>
          </table:table-cell>
          <table:table-cell office:value-type="float" office:value="0.111987" calcext:value-type="float">
            <text:p>0.111987</text:p>
          </table:table-cell>
          <table:table-cell office:value-type="float" office:value="0.246555" calcext:value-type="float">
            <text:p>0.246555</text:p>
          </table:table-cell>
          <table:table-cell office:value-type="float" office:value="0.360821" calcext:value-type="float">
            <text:p>0.360821</text:p>
          </table:table-cell>
          <table:table-cell office:value-type="float" office:value="0.242201" calcext:value-type="float">
            <text:p>0.242201</text:p>
          </table:table-cell>
          <table:table-cell office:value-type="float" office:value="0.214859" calcext:value-type="float">
            <text:p>0.214859</text:p>
          </table:table-cell>
          <table:table-cell office:value-type="float" office:value="0.144036" calcext:value-type="float">
            <text:p>0.144036</text:p>
          </table:table-cell>
          <table:table-cell office:value-type="float" office:value="0.051533" calcext:value-type="float">
            <text:p>0.051533</text:p>
          </table:table-cell>
          <table:table-cell office:value-type="float" office:value="0.125933" calcext:value-type="float">
            <text:p>0.125933</text:p>
          </table:table-cell>
          <table:table-cell office:value-type="float" office:value="0.234642" calcext:value-type="float">
            <text:p>0.234642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ki Science Competition</text:p>
          </table:table-cell>
          <table:table-cell table:style-name="ce1" office:value-type="float" office:value="0.568518" calcext:value-type="float">
            <text:p>0.568518</text:p>
          </table:table-cell>
          <table:table-cell office:value-type="float" office:value="0.154598" calcext:value-type="float">
            <text:p>0.154598</text:p>
          </table:table-cell>
          <table:table-cell office:value-type="float" office:value="0.238892" calcext:value-type="float">
            <text:p>0.238892</text:p>
          </table:table-cell>
          <table:table-cell office:value-type="float" office:value="0.039427" calcext:value-type="float">
            <text:p>0.039427</text:p>
          </table:table-cell>
          <table:table-cell office:value-type="float" office:value="0.124523" calcext:value-type="float">
            <text:p>0.124523</text:p>
          </table:table-cell>
          <table:table-cell office:value-type="float" office:value="0.140539" calcext:value-type="float">
            <text:p>0.140539</text:p>
          </table:table-cell>
          <table:table-cell office:value-type="float" office:value="0.110252" calcext:value-type="float">
            <text:p>0.110252</text:p>
          </table:table-cell>
          <table:table-cell office:value-type="float" office:value="0.163031" calcext:value-type="float">
            <text:p>0.163031</text:p>
          </table:table-cell>
          <table:table-cell office:value-type="float" office:value="0.219281" calcext:value-type="float">
            <text:p>0.21928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MCH Map Service</text:p>
          </table:table-cell>
          <table:table-cell office:value-type="float" office:value="0.039105" calcext:value-type="float">
            <text:p>0.039105</text:p>
          </table:table-cell>
          <table:table-cell office:value-type="float" office:value="0.096333" calcext:value-type="float">
            <text:p>0.096333</text:p>
          </table:table-cell>
          <table:table-cell office:value-type="float" office:value="0.352364" calcext:value-type="float">
            <text:p>0.352364</text:p>
          </table:table-cell>
          <table:table-cell office:value-type="float" office:value="0.236436" calcext:value-type="float">
            <text:p>0.236436</text:p>
          </table:table-cell>
          <table:table-cell office:value-type="float" office:value="0.173054" calcext:value-type="float">
            <text:p>0.173054</text:p>
          </table:table-cell>
          <table:table-cell office:value-type="float" office:value="0.048168" calcext:value-type="float">
            <text:p>0.048168</text:p>
          </table:table-cell>
          <table:table-cell office:value-type="float" office:value="0.029583" calcext:value-type="float">
            <text:p>0.029583</text:p>
          </table:table-cell>
          <table:table-cell office:value-type="float" office:value="0.071156" calcext:value-type="float">
            <text:p>0.071156</text:p>
          </table:table-cell>
          <table:table-cell office:value-type="float" office:value="0.183475" calcext:value-type="float">
            <text:p>0.183475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kidata</text:p>
          </table:table-cell>
          <table:table-cell office:value-type="float" office:value="0.12126" calcext:value-type="float">
            <text:p>0.12126</text:p>
          </table:table-cell>
          <table:table-cell office:value-type="float" office:value="0.154485" calcext:value-type="float">
            <text:p>0.154485</text:p>
          </table:table-cell>
          <table:table-cell office:value-type="float" office:value="0.254324" calcext:value-type="float">
            <text:p>0.254324</text:p>
          </table:table-cell>
          <table:table-cell office:value-type="float" office:value="0.311311" calcext:value-type="float">
            <text:p>0.311311</text:p>
          </table:table-cell>
          <table:table-cell office:value-type="float" office:value="0.02419" calcext:value-type="float">
            <text:p>0.02419</text:p>
          </table:table-cell>
          <table:table-cell office:value-type="float" office:value="0.068964" calcext:value-type="float">
            <text:p>0.068964</text:p>
          </table:table-cell>
          <table:table-cell office:value-type="float" office:value="0.082747" calcext:value-type="float">
            <text:p>0.082747</text:p>
          </table:table-cell>
          <table:table-cell office:value-type="float" office:value="0.094962" calcext:value-type="float">
            <text:p>0.094962</text:p>
          </table:table-cell>
          <table:table-cell office:value-type="float" office:value="0.138642" calcext:value-type="float">
            <text:p>0.138642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kibooks</text:p>
          </table:table-cell>
          <table:table-cell office:value-type="float" office:value="0.098906" calcext:value-type="float">
            <text:p>0.098906</text:p>
          </table:table-cell>
          <table:table-cell office:value-type="float" office:value="0.230571" calcext:value-type="float">
            <text:p>0.230571</text:p>
          </table:table-cell>
          <table:table-cell office:value-type="float" office:value="0.333619" calcext:value-type="float">
            <text:p>0.333619</text:p>
          </table:table-cell>
          <table:table-cell office:value-type="float" office:value="0.161648" calcext:value-type="float">
            <text:p>0.161648</text:p>
          </table:table-cell>
          <table:table-cell office:value-type="float" office:value="0.123976" calcext:value-type="float">
            <text:p>0.123976</text:p>
          </table:table-cell>
          <table:table-cell table:style-name="ce2" office:value-type="float" office:value="0.221286" calcext:value-type="float">
            <text:p>0.221286</text:p>
          </table:table-cell>
          <table:table-cell office:value-type="float" office:value="0.026261" calcext:value-type="float">
            <text:p>0.026261</text:p>
          </table:table-cell>
          <table:table-cell office:value-type="float" office:value="0.160092" calcext:value-type="float">
            <text:p>0.160092</text:p>
          </table:table-cell>
          <table:table-cell office:value-type="float" office:value="0.168737" calcext:value-type="float">
            <text:p>0.168737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iki Loves Monuments</text:p>
          </table:table-cell>
          <table:table-cell office:value-type="float" office:value="0.146469" calcext:value-type="float">
            <text:p>0.146469</text:p>
          </table:table-cell>
          <table:table-cell office:value-type="float" office:value="0.080843" calcext:value-type="float">
            <text:p>0.080843</text:p>
          </table:table-cell>
          <table:table-cell office:value-type="float" office:value="0.211739" calcext:value-type="float">
            <text:p>0.211739</text:p>
          </table:table-cell>
          <table:table-cell office:value-type="float" office:value="0.05765" calcext:value-type="float">
            <text:p>0.05765</text:p>
          </table:table-cell>
          <table:table-cell office:value-type="float" office:value="0.135859" calcext:value-type="float">
            <text:p>0.135859</text:p>
          </table:table-cell>
          <table:table-cell office:value-type="float" office:value="0.052051" calcext:value-type="float">
            <text:p>0.052051</text:p>
          </table:table-cell>
          <table:table-cell office:value-type="float" office:value="-0.033423" calcext:value-type="float">
            <text:p>-0.033423</text:p>
          </table:table-cell>
          <table:table-cell office:value-type="float" office:value="0.051497" calcext:value-type="float">
            <text:p>0.051497</text:p>
          </table:table-cell>
          <table:table-cell office:value-type="float" office:value="0.124447" calcext:value-type="float">
            <text:p>0.124447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kipedia</text:p>
          </table:table-cell>
          <table:table-cell office:value-type="float" office:value="0.129802" calcext:value-type="float">
            <text:p>0.129802</text:p>
          </table:table-cell>
          <table:table-cell office:value-type="float" office:value="0.176057" calcext:value-type="float">
            <text:p>0.176057</text:p>
          </table:table-cell>
          <table:table-cell table:style-name="ce1" office:value-type="float" office:value="0.422023" calcext:value-type="float">
            <text:p>0.422023</text:p>
          </table:table-cell>
          <table:table-cell office:value-type="float" office:value="0.223832" calcext:value-type="float">
            <text:p>0.223832</text:p>
          </table:table-cell>
          <table:table-cell office:value-type="float" office:value="0.129393" calcext:value-type="float">
            <text:p>0.129393</text:p>
          </table:table-cell>
          <table:table-cell office:value-type="float" office:value="0.101571" calcext:value-type="float">
            <text:p>0.101571</text:p>
          </table:table-cell>
          <table:table-cell office:value-type="float" office:value="0.013076" calcext:value-type="float">
            <text:p>0.013076</text:p>
          </table:table-cell>
          <table:table-cell office:value-type="float" office:value="0.058004" calcext:value-type="float">
            <text:p>0.058004</text:p>
          </table:table-cell>
          <table:table-cell office:value-type="float" office:value="0.182888" calcext:value-type="float">
            <text:p>0.182888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mons</text:p>
          </table:table-cell>
          <table:table-cell office:value-type="float" office:value="0.070453" calcext:value-type="float">
            <text:p>0.070453</text:p>
          </table:table-cell>
          <table:table-cell office:value-type="float" office:value="0.19387" calcext:value-type="float">
            <text:p>0.19387</text:p>
          </table:table-cell>
          <table:table-cell office:value-type="float" office:value="0.290268" calcext:value-type="float">
            <text:p>0.290268</text:p>
          </table:table-cell>
          <table:table-cell office:value-type="float" office:value="0.203888" calcext:value-type="float">
            <text:p>0.203888</text:p>
          </table:table-cell>
          <table:table-cell office:value-type="float" office:value="0.132615" calcext:value-type="float">
            <text:p>0.132615</text:p>
          </table:table-cell>
          <table:table-cell office:value-type="float" office:value="0.088645" calcext:value-type="float">
            <text:p>0.088645</text:p>
          </table:table-cell>
          <table:table-cell office:value-type="float" office:value="0.085059" calcext:value-type="float">
            <text:p>0.085059</text:p>
          </table:table-cell>
          <table:table-cell office:value-type="float" office:value="0.097852" calcext:value-type="float">
            <text:p>0.097852</text:p>
          </table:table-cell>
          <table:table-cell office:value-type="float" office:value="0.192288" calcext:value-type="float">
            <text:p>0.192288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NESCO OER Recommendation 2019</text:p>
          </table:table-cell>
          <table:table-cell office:value-type="float" office:value="0.161537" calcext:value-type="float">
            <text:p>0.161537</text:p>
          </table:table-cell>
          <table:table-cell office:value-type="float" office:value="0.133231" calcext:value-type="float">
            <text:p>0.133231</text:p>
          </table:table-cell>
          <table:table-cell office:value-type="float" office:value="0.295864" calcext:value-type="float">
            <text:p>0.295864</text:p>
          </table:table-cell>
          <table:table-cell office:value-type="float" office:value="0.082225" calcext:value-type="float">
            <text:p>0.082225</text:p>
          </table:table-cell>
          <table:table-cell office:value-type="float" office:value="0.127913" calcext:value-type="float">
            <text:p>0.127913</text:p>
          </table:table-cell>
          <table:table-cell office:value-type="float" office:value="0.182275" calcext:value-type="float">
            <text:p>0.182275</text:p>
          </table:table-cell>
          <table:table-cell office:value-type="float" office:value="-0.034053" calcext:value-type="float">
            <text:p>-0.034053</text:p>
          </table:table-cell>
          <table:table-cell office:value-type="float" office:value="0.07122" calcext:value-type="float">
            <text:p>0.07122</text:p>
          </table:table-cell>
          <table:table-cell office:value-type="float" office:value="0.141083" calcext:value-type="float">
            <text:p>0.141083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aluation Dashboard</text:p>
          </table:table-cell>
          <table:table-cell office:value-type="float" office:value="0.072556" calcext:value-type="float">
            <text:p>0.072556</text:p>
          </table:table-cell>
          <table:table-cell office:value-type="float" office:value="0.134946" calcext:value-type="float">
            <text:p>0.134946</text:p>
          </table:table-cell>
          <table:table-cell office:value-type="float" office:value="0.236949" calcext:value-type="float">
            <text:p>0.236949</text:p>
          </table:table-cell>
          <table:table-cell office:value-type="float" office:value="0.221347" calcext:value-type="float">
            <text:p>0.221347</text:p>
          </table:table-cell>
          <table:table-cell office:value-type="float" office:value="0.13767" calcext:value-type="float">
            <text:p>0.13767</text:p>
          </table:table-cell>
          <table:table-cell office:value-type="float" office:value="0.047078" calcext:value-type="float">
            <text:p>0.047078</text:p>
          </table:table-cell>
          <table:table-cell office:value-type="float" office:value="0.078058" calcext:value-type="float">
            <text:p>0.078058</text:p>
          </table:table-cell>
          <table:table-cell office:value-type="float" office:value="0.074159" calcext:value-type="float">
            <text:p>0.074159</text:p>
          </table:table-cell>
          <table:table-cell office:value-type="float" office:value="0.173746" calcext:value-type="float">
            <text:p>0.173746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 Guide to Wikiversity</text:p>
          </table:table-cell>
          <table:table-cell office:value-type="float" office:value="0.025646" calcext:value-type="float">
            <text:p>0.025646</text:p>
          </table:table-cell>
          <table:table-cell office:value-type="float" office:value="0.154362" calcext:value-type="float">
            <text:p>0.154362</text:p>
          </table:table-cell>
          <table:table-cell table:style-name="ce1" office:value-type="float" office:value="0.416353" calcext:value-type="float">
            <text:p>0.416353</text:p>
          </table:table-cell>
          <table:table-cell table:style-name="ce1" office:value-type="float" office:value="0.359745" calcext:value-type="float">
            <text:p>0.359745</text:p>
          </table:table-cell>
          <table:table-cell office:value-type="float" office:value="0.231793" calcext:value-type="float">
            <text:p>0.231793</text:p>
          </table:table-cell>
          <table:table-cell office:value-type="float" office:value="0.16058" calcext:value-type="float">
            <text:p>0.16058</text:p>
          </table:table-cell>
          <table:table-cell office:value-type="float" office:value="0.015326" calcext:value-type="float">
            <text:p>0.015326</text:p>
          </table:table-cell>
          <table:table-cell office:value-type="float" office:value="0.160413" calcext:value-type="float">
            <text:p>0.160413</text:p>
          </table:table-cell>
          <table:table-cell office:value-type="float" office:value="0.204825" calcext:value-type="float">
            <text:p>0.204825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kiversity</text:p>
          </table:table-cell>
          <table:table-cell office:value-type="float" office:value="0.155661" calcext:value-type="float">
            <text:p>0.155661</text:p>
          </table:table-cell>
          <table:table-cell office:value-type="float" office:value="0.118725" calcext:value-type="float">
            <text:p>0.118725</text:p>
          </table:table-cell>
          <table:table-cell office:value-type="float" office:value="0.255332" calcext:value-type="float">
            <text:p>0.255332</text:p>
          </table:table-cell>
          <table:table-cell office:value-type="float" office:value="0.125026" calcext:value-type="float">
            <text:p>0.125026</text:p>
          </table:table-cell>
          <table:table-cell office:value-type="float" office:value="0.139526" calcext:value-type="float">
            <text:p>0.139526</text:p>
          </table:table-cell>
          <table:table-cell table:style-name="ce1" office:value-type="float" office:value="0.291554" calcext:value-type="float">
            <text:p>0.291554</text:p>
          </table:table-cell>
          <table:table-cell office:value-type="float" office:value="0.002243" calcext:value-type="float">
            <text:p>0.002243</text:p>
          </table:table-cell>
          <table:table-cell office:value-type="float" office:value="0.250743" calcext:value-type="float">
            <text:p>0.250743</text:p>
          </table:table-cell>
          <table:table-cell office:value-type="float" office:value="0.265392" calcext:value-type="float">
            <text:p>0.265392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iktionary</text:p>
          </table:table-cell>
          <table:table-cell office:value-type="float" office:value="0.100229" calcext:value-type="float">
            <text:p>0.100229</text:p>
          </table:table-cell>
          <table:table-cell office:value-type="float" office:value="0.334546" calcext:value-type="float">
            <text:p>0.334546</text:p>
          </table:table-cell>
          <table:table-cell office:value-type="float" office:value="0.329683" calcext:value-type="float">
            <text:p>0.329683</text:p>
          </table:table-cell>
          <table:table-cell office:value-type="float" office:value="0.205869" calcext:value-type="float">
            <text:p>0.205869</text:p>
          </table:table-cell>
          <table:table-cell office:value-type="float" office:value="0.165527" calcext:value-type="float">
            <text:p>0.165527</text:p>
          </table:table-cell>
          <table:table-cell office:value-type="float" office:value="0.081845" calcext:value-type="float">
            <text:p>0.081845</text:p>
          </table:table-cell>
          <table:table-cell office:value-type="float" office:value="0.014441" calcext:value-type="float">
            <text:p>0.014441</text:p>
          </table:table-cell>
          <table:table-cell office:value-type="float" office:value="0.052724" calcext:value-type="float">
            <text:p>0.052724</text:p>
          </table:table-cell>
          <table:table-cell office:value-type="float" office:value="0.192122" calcext:value-type="float">
            <text:p>0.192122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ckathon</text:p>
          </table:table-cell>
          <table:table-cell office:value-type="float" office:value="0.205068" calcext:value-type="float">
            <text:p>0.205068</text:p>
          </table:table-cell>
          <table:table-cell office:value-type="float" office:value="0.099867" calcext:value-type="float">
            <text:p>0.099867</text:p>
          </table:table-cell>
          <table:table-cell office:value-type="float" office:value="0.082586" calcext:value-type="float">
            <text:p>0.082586</text:p>
          </table:table-cell>
          <table:table-cell office:value-type="float" office:value="0.127727" calcext:value-type="float">
            <text:p>0.127727</text:p>
          </table:table-cell>
          <table:table-cell office:value-type="float" office:value="0.094128" calcext:value-type="float">
            <text:p>0.094128</text:p>
          </table:table-cell>
          <table:table-cell office:value-type="float" office:value="0.008208" calcext:value-type="float">
            <text:p>0.008208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10313" calcext:value-type="float">
            <text:p>0.10313</text:p>
          </table:table-cell>
          <table:table-cell office:value-type="float" office:value="0.114765" calcext:value-type="float">
            <text:p>0.114765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talan Sign Language and Wiktionary</text:p>
          </table:table-cell>
          <table:table-cell office:value-type="float" office:value="0.051084" calcext:value-type="float">
            <text:p>0.051084</text:p>
          </table:table-cell>
          <table:table-cell table:style-name="ce1" office:value-type="float" office:value="0.326185" calcext:value-type="float">
            <text:p>0.326185</text:p>
          </table:table-cell>
          <table:table-cell office:value-type="float" office:value="0.202966" calcext:value-type="float">
            <text:p>0.202966</text:p>
          </table:table-cell>
          <table:table-cell office:value-type="float" office:value="0.198153" calcext:value-type="float">
            <text:p>0.198153</text:p>
          </table:table-cell>
          <table:table-cell office:value-type="float" office:value="0.151791" calcext:value-type="float">
            <text:p>0.151791</text:p>
          </table:table-cell>
          <table:table-cell office:value-type="float" office:value="0.128644" calcext:value-type="float">
            <text:p>0.128644</text:p>
          </table:table-cell>
          <table:table-cell office:value-type="float" office:value="-0.013966" calcext:value-type="float">
            <text:p>-0.013966</text:p>
          </table:table-cell>
          <table:table-cell office:value-type="float" office:value="0.078152" calcext:value-type="float">
            <text:p>0.078152</text:p>
          </table:table-cell>
          <table:table-cell office:value-type="float" office:value="0.134929" calcext:value-type="float">
            <text:p>0.134929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munomedia</text:p>
          </table:table-cell>
          <table:table-cell office:value-type="float" office:value="0.222281" calcext:value-type="float">
            <text:p>0.222281</text:p>
          </table:table-cell>
          <table:table-cell office:value-type="float" office:value="0.257955" calcext:value-type="float">
            <text:p>0.257955</text:p>
          </table:table-cell>
          <table:table-cell office:value-type="float" office:value="0.368295" calcext:value-type="float">
            <text:p>0.368295</text:p>
          </table:table-cell>
          <table:table-cell office:value-type="float" office:value="0.122799" calcext:value-type="float">
            <text:p>0.122799</text:p>
          </table:table-cell>
          <table:table-cell office:value-type="float" office:value="0.155693" calcext:value-type="float">
            <text:p>0.155693</text:p>
          </table:table-cell>
          <table:table-cell office:value-type="float" office:value="0.109934" calcext:value-type="float">
            <text:p>0.109934</text:p>
          </table:table-cell>
          <table:table-cell office:value-type="float" office:value="0.124734" calcext:value-type="float">
            <text:p>0.124734</text:p>
          </table:table-cell>
          <table:table-cell office:value-type="float" office:value="0.175717" calcext:value-type="float">
            <text:p>0.175717</text:p>
          </table:table-cell>
          <table:table-cell table:style-name="ce1" office:value-type="float" office:value="0.286098" calcext:value-type="float">
            <text:p>0.286098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ikiCamp Armenia</text:p>
          </table:table-cell>
          <table:table-cell office:value-type="float" office:value="0.119536" calcext:value-type="float">
            <text:p>0.119536</text:p>
          </table:table-cell>
          <table:table-cell office:value-type="float" office:value="0.206412" calcext:value-type="float">
            <text:p>0.206412</text:p>
          </table:table-cell>
          <table:table-cell office:value-type="float" office:value="0.209632" calcext:value-type="float">
            <text:p>0.209632</text:p>
          </table:table-cell>
          <table:table-cell office:value-type="float" office:value="0.075608" calcext:value-type="float">
            <text:p>0.075608</text:p>
          </table:table-cell>
          <table:table-cell office:value-type="float" office:value="0.070534" calcext:value-type="float">
            <text:p>0.070534</text:p>
          </table:table-cell>
          <table:table-cell office:value-type="float" office:value="0.172132" calcext:value-type="float">
            <text:p>0.172132</text:p>
          </table:table-cell>
          <table:table-cell office:value-type="float" office:value="0.009652" calcext:value-type="float">
            <text:p>0.009652</text:p>
          </table:table-cell>
          <table:table-cell office:value-type="float" office:value="0.101281" calcext:value-type="float">
            <text:p>0.101281</text:p>
          </table:table-cell>
          <table:table-cell office:value-type="float" office:value="0.112377" calcext:value-type="float">
            <text:p>0.112377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anslation apprentices and Wikipedia</text:p>
          </table:table-cell>
          <table:table-cell office:value-type="float" office:value="0.147025" calcext:value-type="float">
            <text:p>0.147025</text:p>
          </table:table-cell>
          <table:table-cell table:style-name="ce1" office:value-type="float" office:value="0.272555" calcext:value-type="float">
            <text:p>0.272555</text:p>
          </table:table-cell>
          <table:table-cell office:value-type="float" office:value="0.273976" calcext:value-type="float">
            <text:p>0.273976</text:p>
          </table:table-cell>
          <table:table-cell office:value-type="float" office:value="0.181767" calcext:value-type="float">
            <text:p>0.181767</text:p>
          </table:table-cell>
          <table:table-cell office:value-type="float" office:value="0.122889" calcext:value-type="float">
            <text:p>0.122889</text:p>
          </table:table-cell>
          <table:table-cell office:value-type="float" office:value="0.172401" calcext:value-type="float">
            <text:p>0.172401</text:p>
          </table:table-cell>
          <table:table-cell office:value-type="float" office:value="0.051153" calcext:value-type="float">
            <text:p>0.051153</text:p>
          </table:table-cell>
          <table:table-cell office:value-type="float" office:value="0.12373" calcext:value-type="float">
            <text:p>0.12373</text:p>
          </table:table-cell>
          <table:table-cell office:value-type="float" office:value="0.219984" calcext:value-type="float">
            <text:p>0.219984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ikipedia as a tool for university teaching</text:p>
          </table:table-cell>
          <table:table-cell office:value-type="float" office:value="0.206587" calcext:value-type="float">
            <text:p>0.206587</text:p>
          </table:table-cell>
          <table:table-cell office:value-type="float" office:value="0.198103" calcext:value-type="float">
            <text:p>0.198103</text:p>
          </table:table-cell>
          <table:table-cell table:style-name="ce1" office:value-type="float" office:value="0.407019" calcext:value-type="float">
            <text:p>0.407019</text:p>
          </table:table-cell>
          <table:table-cell office:value-type="float" office:value="0.132237" calcext:value-type="float">
            <text:p>0.132237</text:p>
          </table:table-cell>
          <table:table-cell office:value-type="float" office:value="0.093742" calcext:value-type="float">
            <text:p>0.093742</text:p>
          </table:table-cell>
          <table:table-cell table:style-name="ce1" office:value-type="float" office:value="0.291346" calcext:value-type="float">
            <text:p>0.291346</text:p>
          </table:table-cell>
          <table:table-cell office:value-type="float" office:value="0.091422" calcext:value-type="float">
            <text:p>0.091422</text:p>
          </table:table-cell>
          <table:table-cell table:style-name="ce1" office:value-type="float" office:value="0.32807" calcext:value-type="float">
            <text:p>0.32807</text:p>
          </table:table-cell>
          <table:table-cell office:value-type="float" office:value="0.274289" calcext:value-type="float">
            <text:p>0.274289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odule with National Gallery of Ireland</text:p>
          </table:table-cell>
          <table:table-cell office:value-type="float" office:value="0.12137" calcext:value-type="float">
            <text:p>0.12137</text:p>
          </table:table-cell>
          <table:table-cell office:value-type="float" office:value="0.142241" calcext:value-type="float">
            <text:p>0.142241</text:p>
          </table:table-cell>
          <table:table-cell office:value-type="float" office:value="0.220778" calcext:value-type="float">
            <text:p>0.220778</text:p>
          </table:table-cell>
          <table:table-cell office:value-type="float" office:value="0.007905" calcext:value-type="float">
            <text:p>0.007905</text:p>
          </table:table-cell>
          <table:table-cell office:value-type="float" office:value="0.045657" calcext:value-type="float">
            <text:p>0.045657</text:p>
          </table:table-cell>
          <table:table-cell table:style-name="ce1" office:value-type="float" office:value="0.247088" calcext:value-type="float">
            <text:p>0.247088</text:p>
          </table:table-cell>
          <table:table-cell office:value-type="float" office:value="0.027541" calcext:value-type="float">
            <text:p>0.027541</text:p>
          </table:table-cell>
          <table:table-cell office:value-type="float" office:value="0.231679" calcext:value-type="float">
            <text:p>0.231679</text:p>
          </table:table-cell>
          <table:table-cell office:value-type="float" office:value="0.156017" calcext:value-type="float">
            <text:p>0.156017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niversity law students' editing</text:p>
          </table:table-cell>
          <table:table-cell office:value-type="float" office:value="0.168864" calcext:value-type="float">
            <text:p>0.168864</text:p>
          </table:table-cell>
          <table:table-cell office:value-type="float" office:value="0.147158" calcext:value-type="float">
            <text:p>0.147158</text:p>
          </table:table-cell>
          <table:table-cell office:value-type="float" office:value="0.289177" calcext:value-type="float">
            <text:p>0.289177</text:p>
          </table:table-cell>
          <table:table-cell office:value-type="float" office:value="0.126463" calcext:value-type="float">
            <text:p>0.126463</text:p>
          </table:table-cell>
          <table:table-cell office:value-type="float" office:value="-0.001899" calcext:value-type="float">
            <text:p>-0.001899</text:p>
          </table:table-cell>
          <table:table-cell table:style-name="ce2" office:value-type="float" office:value="0.220992" calcext:value-type="float">
            <text:p>0.220992</text:p>
          </table:table-cell>
          <table:table-cell office:value-type="float" office:value="0.059655" calcext:value-type="float">
            <text:p>0.059655</text:p>
          </table:table-cell>
          <table:table-cell office:value-type="float" office:value="0.20531" calcext:value-type="float">
            <text:p>0.20531</text:p>
          </table:table-cell>
          <table:table-cell office:value-type="float" office:value="0.241453" calcext:value-type="float">
            <text:p>0.241453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acher training of teachers in Bolivia</text:p>
          </table:table-cell>
          <table:table-cell office:value-type="float" office:value="0.130006" calcext:value-type="float">
            <text:p>0.130006</text:p>
          </table:table-cell>
          <table:table-cell office:value-type="float" office:value="0.174126" calcext:value-type="float">
            <text:p>0.174126</text:p>
          </table:table-cell>
          <table:table-cell office:value-type="float" office:value="0.322651" calcext:value-type="float">
            <text:p>0.322651</text:p>
          </table:table-cell>
          <table:table-cell office:value-type="float" office:value="0.131588" calcext:value-type="float">
            <text:p>0.131588</text:p>
          </table:table-cell>
          <table:table-cell office:value-type="float" office:value="0.149498" calcext:value-type="float">
            <text:p>0.149498</text:p>
          </table:table-cell>
          <table:table-cell table:style-name="ce1" office:value-type="float" office:value="0.280518" calcext:value-type="float">
            <text:p>0.280518</text:p>
          </table:table-cell>
          <table:table-cell office:value-type="float" office:value="0.032608" calcext:value-type="float">
            <text:p>0.032608</text:p>
          </table:table-cell>
          <table:table-cell office:value-type="float" office:value="0.221451" calcext:value-type="float">
            <text:p>0.221451</text:p>
          </table:table-cell>
          <table:table-cell office:value-type="float" office:value="0.21199" calcext:value-type="float">
            <text:p>0.21199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ikipedia in medicine</text:p>
          </table:table-cell>
          <table:table-cell office:value-type="float" office:value="0.140083" calcext:value-type="float">
            <text:p>0.140083</text:p>
          </table:table-cell>
          <table:table-cell office:value-type="float" office:value="0.071354" calcext:value-type="float">
            <text:p>0.071354</text:p>
          </table:table-cell>
          <table:table-cell office:value-type="float" office:value="0.249003" calcext:value-type="float">
            <text:p>0.249003</text:p>
          </table:table-cell>
          <table:table-cell office:value-type="float" office:value="0.009771" calcext:value-type="float">
            <text:p>0.009771</text:p>
          </table:table-cell>
          <table:table-cell office:value-type="float" office:value="0.027403" calcext:value-type="float">
            <text:p>0.027403</text:p>
          </table:table-cell>
          <table:table-cell office:value-type="float" office:value="0.20863" calcext:value-type="float">
            <text:p>0.20863</text:p>
          </table:table-cell>
          <table:table-cell table:style-name="ce1" office:value-type="float" office:value="0.305848" calcext:value-type="float">
            <text:p>0.305848</text:p>
          </table:table-cell>
          <table:table-cell office:value-type="float" office:value="0.116015" calcext:value-type="float">
            <text:p>0.116015</text:p>
          </table:table-cell>
          <table:table-cell office:value-type="float" office:value="0.186773" calcext:value-type="float">
            <text:p>0.186773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ikiDDHH</text:p>
          </table:table-cell>
          <table:table-cell office:value-type="float" office:value="0.064301" calcext:value-type="float">
            <text:p>0.064301</text:p>
          </table:table-cell>
          <table:table-cell office:value-type="float" office:value="0.170836" calcext:value-type="float">
            <text:p>0.170836</text:p>
          </table:table-cell>
          <table:table-cell office:value-type="float" office:value="0.221188" calcext:value-type="float">
            <text:p>0.221188</text:p>
          </table:table-cell>
          <table:table-cell office:value-type="float" office:value="0.148134" calcext:value-type="float">
            <text:p>0.148134</text:p>
          </table:table-cell>
          <table:table-cell office:value-type="float" office:value="0.107874" calcext:value-type="float">
            <text:p>0.107874</text:p>
          </table:table-cell>
          <table:table-cell office:value-type="float" office:value="0.056478" calcext:value-type="float">
            <text:p>0.056478</text:p>
          </table:table-cell>
          <table:table-cell office:value-type="float" office:value="0.063553" calcext:value-type="float">
            <text:p>0.063553</text:p>
          </table:table-cell>
          <table:table-cell office:value-type="float" office:value="0.13493" calcext:value-type="float">
            <text:p>0.13493</text:p>
          </table:table-cell>
          <table:table-cell office:value-type="float" office:value="0.275228" calcext:value-type="float">
            <text:p>0.275228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ikipedia in your university</text:p>
          </table:table-cell>
          <table:table-cell office:value-type="float" office:value="0.205268" calcext:value-type="float">
            <text:p>0.205268</text:p>
          </table:table-cell>
          <table:table-cell office:value-type="float" office:value="0.181931" calcext:value-type="float">
            <text:p>0.181931</text:p>
          </table:table-cell>
          <table:table-cell office:value-type="float" office:value="0.30545" calcext:value-type="float">
            <text:p>0.30545</text:p>
          </table:table-cell>
          <table:table-cell office:value-type="float" office:value="0.141058" calcext:value-type="float">
            <text:p>0.141058</text:p>
          </table:table-cell>
          <table:table-cell office:value-type="float" office:value="0.153427" calcext:value-type="float">
            <text:p>0.153427</text:p>
          </table:table-cell>
          <table:table-cell table:style-name="ce1" office:value-type="float" office:value="0.239055" calcext:value-type="float">
            <text:p>0.239055</text:p>
          </table:table-cell>
          <table:table-cell office:value-type="float" office:value="0.08911" calcext:value-type="float">
            <text:p>0.08911</text:p>
          </table:table-cell>
          <table:table-cell table:style-name="ce1" office:value-type="float" office:value="0.326812" calcext:value-type="float">
            <text:p>0.326812</text:p>
          </table:table-cell>
          <table:table-cell table:style-name="ce1" office:value-type="float" office:value="0.318606" calcext:value-type="float">
            <text:p>0.318606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ading Wikipedia in the Classroom</text:p>
          </table:table-cell>
          <table:table-cell office:value-type="float" office:value="0.119782" calcext:value-type="float">
            <text:p>0.119782</text:p>
          </table:table-cell>
          <table:table-cell office:value-type="float" office:value="0.165704" calcext:value-type="float">
            <text:p>0.165704</text:p>
          </table:table-cell>
          <table:table-cell office:value-type="float" office:value="0.335118" calcext:value-type="float">
            <text:p>0.335118</text:p>
          </table:table-cell>
          <table:table-cell office:value-type="float" office:value="0.133391" calcext:value-type="float">
            <text:p>0.133391</text:p>
          </table:table-cell>
          <table:table-cell office:value-type="float" office:value="0.158286" calcext:value-type="float">
            <text:p>0.158286</text:p>
          </table:table-cell>
          <table:table-cell table:style-name="ce1" office:value-type="float" office:value="0.266289" calcext:value-type="float">
            <text:p>0.266289</text:p>
          </table:table-cell>
          <table:table-cell office:value-type="float" office:value="0.034155" calcext:value-type="float">
            <text:p>0.034155</text:p>
          </table:table-cell>
          <table:table-cell office:value-type="float" office:value="0.149695" calcext:value-type="float">
            <text:p>0.149695</text:p>
          </table:table-cell>
          <table:table-cell office:value-type="float" office:value="0.22059" calcext:value-type="float">
            <text:p>0.22059</text:p>
          </table:table-cell>
          <table:table-cell table:number-columns-repeated="1006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3" office:value-type="string" calcext:value-type="string">
            <text:p>id_project</text:p>
          </table:table-cell>
          <table:table-cell table:style-name="ce3" office:value-type="string" calcext:value-type="string">
            <text:p>title</text:p>
          </table:table-cell>
          <table:table-cell table:style-name="ce6" office:value-type="string" calcext:value-type="string">
            <text:p>jungle</text:p>
          </table:table-cell>
          <table:table-cell table:style-name="ce6" office:value-type="string" calcext:value-type="string">
            <text:p>kitchen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string" calcext:value-type="string">
            <text:p>elephant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cars</text:p>
          </table:table-cell>
          <table:table-cell table:style-name="ce6" office:value-type="string" calcext:value-type="string">
            <text:p>sun</text:p>
          </table:table-cell>
          <table:table-cell table:style-name="ce6" office:value-type="string" calcext:value-type="string">
            <text:p>children</text:p>
          </table:table-cell>
          <table:table-cell table:style-name="ce6" office:value-type="string" calcext:value-type="string">
            <text:p>chair</text:p>
          </table:table-cell>
          <table:table-cell/>
          <table:table-cell table:style-name="ce3"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pen Science Fellows Program</text:p>
          </table:table-cell>
          <table:table-cell office:value-type="float" office:value="0.096019" calcext:value-type="float">
            <text:p>0.096019</text:p>
          </table:table-cell>
          <table:table-cell office:value-type="float" office:value="0.079928" calcext:value-type="float">
            <text:p>0.079928</text:p>
          </table:table-cell>
          <table:table-cell office:value-type="float" office:value="-0.032098" calcext:value-type="float">
            <text:p>-0.032098</text:p>
          </table:table-cell>
          <table:table-cell office:value-type="float" office:value="0.045019" calcext:value-type="float">
            <text:p>0.045019</text:p>
          </table:table-cell>
          <table:table-cell office:value-type="float" office:value="0.077912" calcext:value-type="float">
            <text:p>0.077912</text:p>
          </table:table-cell>
          <table:table-cell office:value-type="float" office:value="0.058511" calcext:value-type="float">
            <text:p>0.058511</text:p>
          </table:table-cell>
          <table:table-cell office:value-type="float" office:value="0.176295" calcext:value-type="float">
            <text:p>0.176295</text:p>
          </table:table-cell>
          <table:table-cell office:value-type="float" office:value="0.191011" calcext:value-type="float">
            <text:p>0.191011</text:p>
          </table:table-cell>
          <table:table-cell office:value-type="float" office:value="0.178487" calcext:value-type="float">
            <text:p>0.178487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ditathon</text:p>
          </table:table-cell>
          <table:table-cell office:value-type="float" office:value="0.122186" calcext:value-type="float">
            <text:p>0.122186</text:p>
          </table:table-cell>
          <table:table-cell office:value-type="float" office:value="0.216176" calcext:value-type="float">
            <text:p>0.216176</text:p>
          </table:table-cell>
          <table:table-cell office:value-type="float" office:value="0.028687" calcext:value-type="float">
            <text:p>0.028687</text:p>
          </table:table-cell>
          <table:table-cell office:value-type="float" office:value="-0.053926" calcext:value-type="float">
            <text:p>-0.053926</text:p>
          </table:table-cell>
          <table:table-cell office:value-type="float" office:value="0.120053" calcext:value-type="float">
            <text:p>0.120053</text:p>
          </table:table-cell>
          <table:table-cell office:value-type="float" office:value="0.066186" calcext:value-type="float">
            <text:p>0.066186</text:p>
          </table:table-cell>
          <table:table-cell office:value-type="float" office:value="0.015838" calcext:value-type="float">
            <text:p>0.015838</text:p>
          </table:table-cell>
          <table:table-cell office:value-type="float" office:value="0.119458" calcext:value-type="float">
            <text:p>0.119458</text:p>
          </table:table-cell>
          <table:table-cell office:value-type="float" office:value="0.064021" calcext:value-type="float">
            <text:p>0.064021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hancing your knowledge in Wikipedia</text:p>
          </table:table-cell>
          <table:table-cell office:value-type="float" office:value="0.098308" calcext:value-type="float">
            <text:p>0.098308</text:p>
          </table:table-cell>
          <table:table-cell office:value-type="float" office:value="0.149326" calcext:value-type="float">
            <text:p>0.149326</text:p>
          </table:table-cell>
          <table:table-cell office:value-type="float" office:value="0.001501" calcext:value-type="float">
            <text:p>0.001501</text:p>
          </table:table-cell>
          <table:table-cell office:value-type="float" office:value="-0.100802" calcext:value-type="float">
            <text:p>-0.100802</text:p>
          </table:table-cell>
          <table:table-cell office:value-type="float" office:value="0.093904" calcext:value-type="float">
            <text:p>0.093904</text:p>
          </table:table-cell>
          <table:table-cell office:value-type="float" office:value="0.036722" calcext:value-type="float">
            <text:p>0.036722</text:p>
          </table:table-cell>
          <table:table-cell office:value-type="float" office:value="0.101924" calcext:value-type="float">
            <text:p>0.101924</text:p>
          </table:table-cell>
          <table:table-cell office:value-type="float" office:value="0.224086" calcext:value-type="float">
            <text:p>0.224086</text:p>
          </table:table-cell>
          <table:table-cell office:value-type="float" office:value="0.066222" calcext:value-type="float">
            <text:p>0.066222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w to run an editathon</text:p>
          </table:table-cell>
          <table:table-cell office:value-type="float" office:value="0.115333" calcext:value-type="float">
            <text:p>0.115333</text:p>
          </table:table-cell>
          <table:table-cell office:value-type="float" office:value="0.196732" calcext:value-type="float">
            <text:p>0.196732</text:p>
          </table:table-cell>
          <table:table-cell office:value-type="float" office:value="0.147007" calcext:value-type="float">
            <text:p>0.147007</text:p>
          </table:table-cell>
          <table:table-cell office:value-type="float" office:value="-0.068952" calcext:value-type="float">
            <text:p>-0.068952</text:p>
          </table:table-cell>
          <table:table-cell office:value-type="float" office:value="0.11099" calcext:value-type="float">
            <text:p>0.11099</text:p>
          </table:table-cell>
          <table:table-cell office:value-type="float" office:value="0.050682" calcext:value-type="float">
            <text:p>0.050682</text:p>
          </table:table-cell>
          <table:table-cell office:value-type="float" office:value="0.10004" calcext:value-type="float">
            <text:p>0.10004</text:p>
          </table:table-cell>
          <table:table-cell office:value-type="float" office:value="0.101717" calcext:value-type="float">
            <text:p>0.101717</text:p>
          </table:table-cell>
          <table:table-cell office:value-type="float" office:value="0.165082" calcext:value-type="float">
            <text:p>0.165082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e the evaluation dashboard</text:p>
          </table:table-cell>
          <table:table-cell office:value-type="float" office:value="0.073819" calcext:value-type="float">
            <text:p>0.073819</text:p>
          </table:table-cell>
          <table:table-cell office:value-type="float" office:value="0.191582" calcext:value-type="float">
            <text:p>0.191582</text:p>
          </table:table-cell>
          <table:table-cell office:value-type="float" office:value="0.027871" calcext:value-type="float">
            <text:p>0.027871</text:p>
          </table:table-cell>
          <table:table-cell office:value-type="float" office:value="-0.101422" calcext:value-type="float">
            <text:p>-0.101422</text:p>
          </table:table-cell>
          <table:table-cell office:value-type="float" office:value="0.038057" calcext:value-type="float">
            <text:p>0.038057</text:p>
          </table:table-cell>
          <table:table-cell office:value-type="float" office:value="0.120059" calcext:value-type="float">
            <text:p>0.120059</text:p>
          </table:table-cell>
          <table:table-cell office:value-type="float" office:value="0.018304" calcext:value-type="float">
            <text:p>0.018304</text:p>
          </table:table-cell>
          <table:table-cell office:value-type="float" office:value="0.056245" calcext:value-type="float">
            <text:p>0.056245</text:p>
          </table:table-cell>
          <table:table-cell office:value-type="float" office:value="0.138014" calcext:value-type="float">
            <text:p>0.138014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kiVoyage</text:p>
          </table:table-cell>
          <table:table-cell office:value-type="float" office:value="0.149998" calcext:value-type="float">
            <text:p>0.149998</text:p>
          </table:table-cell>
          <table:table-cell office:value-type="float" office:value="0.184015" calcext:value-type="float">
            <text:p>0.184015</text:p>
          </table:table-cell>
          <table:table-cell office:value-type="float" office:value="0.144702" calcext:value-type="float">
            <text:p>0.144702</text:p>
          </table:table-cell>
          <table:table-cell office:value-type="float" office:value="-0.032172" calcext:value-type="float">
            <text:p>-0.032172</text:p>
          </table:table-cell>
          <table:table-cell office:value-type="float" office:value="0.116556" calcext:value-type="float">
            <text:p>0.116556</text:p>
          </table:table-cell>
          <table:table-cell office:value-type="float" office:value="0.086328" calcext:value-type="float">
            <text:p>0.086328</text:p>
          </table:table-cell>
          <table:table-cell office:value-type="float" office:value="0.112346" calcext:value-type="float">
            <text:p>0.112346</text:p>
          </table:table-cell>
          <table:table-cell office:value-type="float" office:value="0.169034" calcext:value-type="float">
            <text:p>0.169034</text:p>
          </table:table-cell>
          <table:table-cell office:value-type="float" office:value="0.153367" calcext:value-type="float">
            <text:p>0.153367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ki2map</text:p>
          </table:table-cell>
          <table:table-cell office:value-type="float" office:value="0.177287" calcext:value-type="float">
            <text:p>0.177287</text:p>
          </table:table-cell>
          <table:table-cell office:value-type="float" office:value="0.149835" calcext:value-type="float">
            <text:p>0.149835</text:p>
          </table:table-cell>
          <table:table-cell office:value-type="float" office:value="0.065012" calcext:value-type="float">
            <text:p>0.065012</text:p>
          </table:table-cell>
          <table:table-cell office:value-type="float" office:value="0.043423" calcext:value-type="float">
            <text:p>0.043423</text:p>
          </table:table-cell>
          <table:table-cell office:value-type="float" office:value="0.140637" calcext:value-type="float">
            <text:p>0.140637</text:p>
          </table:table-cell>
          <table:table-cell office:value-type="float" office:value="0.06111" calcext:value-type="float">
            <text:p>0.06111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121266" calcext:value-type="float">
            <text:p>0.121266</text:p>
          </table:table-cell>
          <table:table-cell office:value-type="float" office:value="0.125583" calcext:value-type="float">
            <text:p>0.125583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ki Science Competition</text:p>
          </table:table-cell>
          <table:table-cell office:value-type="float" office:value="0.167019" calcext:value-type="float">
            <text:p>0.167019</text:p>
          </table:table-cell>
          <table:table-cell office:value-type="float" office:value="0.127809" calcext:value-type="float">
            <text:p>0.127809</text:p>
          </table:table-cell>
          <table:table-cell office:value-type="float" office:value="0.042018" calcext:value-type="float">
            <text:p>0.042018</text:p>
          </table:table-cell>
          <table:table-cell office:value-type="float" office:value="0.006275" calcext:value-type="float">
            <text:p>0.006275</text:p>
          </table:table-cell>
          <table:table-cell office:value-type="float" office:value="0.085728" calcext:value-type="float">
            <text:p>0.085728</text:p>
          </table:table-cell>
          <table:table-cell office:value-type="float" office:value="0.045651" calcext:value-type="float">
            <text:p>0.045651</text:p>
          </table:table-cell>
          <table:table-cell office:value-type="float" office:value="0.130502" calcext:value-type="float">
            <text:p>0.130502</text:p>
          </table:table-cell>
          <table:table-cell office:value-type="float" office:value="0.209955" calcext:value-type="float">
            <text:p>0.209955</text:p>
          </table:table-cell>
          <table:table-cell office:value-type="float" office:value="0.010359" calcext:value-type="float">
            <text:p>0.010359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MCH Map Service</text:p>
          </table:table-cell>
          <table:table-cell office:value-type="float" office:value="0.098308" calcext:value-type="float">
            <text:p>0.098308</text:p>
          </table:table-cell>
          <table:table-cell office:value-type="float" office:value="0.103628" calcext:value-type="float">
            <text:p>0.103628</text:p>
          </table:table-cell>
          <table:table-cell office:value-type="float" office:value="0.021126" calcext:value-type="float">
            <text:p>0.021126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130113" calcext:value-type="float">
            <text:p>0.130113</text:p>
          </table:table-cell>
          <table:table-cell office:value-type="float" office:value="0.004241" calcext:value-type="float">
            <text:p>0.004241</text:p>
          </table:table-cell>
          <table:table-cell office:value-type="float" office:value="0.014966" calcext:value-type="float">
            <text:p>0.014966</text:p>
          </table:table-cell>
          <table:table-cell office:value-type="float" office:value="-0.006712" calcext:value-type="float">
            <text:p>-0.006712</text:p>
          </table:table-cell>
          <table:table-cell office:value-type="float" office:value="0.110866" calcext:value-type="float">
            <text:p>0.110866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kidata</text:p>
          </table:table-cell>
          <table:table-cell office:value-type="float" office:value="0.107713" calcext:value-type="float">
            <text:p>0.107713</text:p>
          </table:table-cell>
          <table:table-cell office:value-type="float" office:value="0.119535" calcext:value-type="float">
            <text:p>0.119535</text:p>
          </table:table-cell>
          <table:table-cell office:value-type="float" office:value="0.084166" calcext:value-type="float">
            <text:p>0.084166</text:p>
          </table:table-cell>
          <table:table-cell office:value-type="float" office:value="-0.004073" calcext:value-type="float">
            <text:p>-0.004073</text:p>
          </table:table-cell>
          <table:table-cell office:value-type="float" office:value="0.068596" calcext:value-type="float">
            <text:p>0.068596</text:p>
          </table:table-cell>
          <table:table-cell office:value-type="float" office:value="0.010044" calcext:value-type="float">
            <text:p>0.010044</text:p>
          </table:table-cell>
          <table:table-cell office:value-type="float" office:value="-0.009242" calcext:value-type="float">
            <text:p>-0.009242</text:p>
          </table:table-cell>
          <table:table-cell office:value-type="float" office:value="-0.000777" calcext:value-type="float">
            <text:p>-0.000777</text:p>
          </table:table-cell>
          <table:table-cell office:value-type="float" office:value="0.090253" calcext:value-type="float">
            <text:p>0.090253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kibooks</text:p>
          </table:table-cell>
          <table:table-cell office:value-type="float" office:value="0.12974" calcext:value-type="float">
            <text:p>0.12974</text:p>
          </table:table-cell>
          <table:table-cell office:value-type="float" office:value="0.24019" calcext:value-type="float">
            <text:p>0.24019</text:p>
          </table:table-cell>
          <table:table-cell office:value-type="float" office:value="0.055511" calcext:value-type="float">
            <text:p>0.055511</text:p>
          </table:table-cell>
          <table:table-cell office:value-type="float" office:value="-0.029732" calcext:value-type="float">
            <text:p>-0.029732</text:p>
          </table:table-cell>
          <table:table-cell office:value-type="float" office:value="0.013928" calcext:value-type="float">
            <text:p>0.013928</text:p>
          </table:table-cell>
          <table:table-cell office:value-type="float" office:value="0.024561" calcext:value-type="float">
            <text:p>0.024561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0.076911" calcext:value-type="float">
            <text:p>0.076911</text:p>
          </table:table-cell>
          <table:table-cell office:value-type="float" office:value="0.137125" calcext:value-type="float">
            <text:p>0.137125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iki Loves Monuments</text:p>
          </table:table-cell>
          <table:table-cell office:value-type="float" office:value="0.140889" calcext:value-type="float">
            <text:p>0.140889</text:p>
          </table:table-cell>
          <table:table-cell office:value-type="float" office:value="0.054876" calcext:value-type="float">
            <text:p>0.054876</text:p>
          </table:table-cell>
          <table:table-cell office:value-type="float" office:value="0.06875" calcext:value-type="float">
            <text:p>0.06875</text:p>
          </table:table-cell>
          <table:table-cell office:value-type="float" office:value="0.010172" calcext:value-type="float">
            <text:p>0.010172</text:p>
          </table:table-cell>
          <table:table-cell office:value-type="float" office:value="0.083717" calcext:value-type="float">
            <text:p>0.083717</text:p>
          </table:table-cell>
          <table:table-cell office:value-type="float" office:value="0.101698" calcext:value-type="float">
            <text:p>0.101698</text:p>
          </table:table-cell>
          <table:table-cell office:value-type="float" office:value="0.092808" calcext:value-type="float">
            <text:p>0.092808</text:p>
          </table:table-cell>
          <table:table-cell office:value-type="float" office:value="0.111049" calcext:value-type="float">
            <text:p>0.111049</text:p>
          </table:table-cell>
          <table:table-cell office:value-type="float" office:value="0.016084" calcext:value-type="float">
            <text:p>0.016084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kipedia</text:p>
          </table:table-cell>
          <table:table-cell office:value-type="float" office:value="0.132384" calcext:value-type="float">
            <text:p>0.132384</text:p>
          </table:table-cell>
          <table:table-cell office:value-type="float" office:value="0.139424" calcext:value-type="float">
            <text:p>0.139424</text:p>
          </table:table-cell>
          <table:table-cell office:value-type="float" office:value="-0.022932" calcext:value-type="float">
            <text:p>-0.022932</text:p>
          </table:table-cell>
          <table:table-cell office:value-type="float" office:value="-0.09061" calcext:value-type="float">
            <text:p>-0.09061</text:p>
          </table:table-cell>
          <table:table-cell office:value-type="float" office:value="0.073824" calcext:value-type="float">
            <text:p>0.073824</text:p>
          </table:table-cell>
          <table:table-cell office:value-type="float" office:value="0.00413" calcext:value-type="float">
            <text:p>0.00413</text:p>
          </table:table-cell>
          <table:table-cell office:value-type="float" office:value="0.046546" calcext:value-type="float">
            <text:p>0.046546</text:p>
          </table:table-cell>
          <table:table-cell office:value-type="float" office:value="0.093831" calcext:value-type="float">
            <text:p>0.093831</text:p>
          </table:table-cell>
          <table:table-cell office:value-type="float" office:value="0.084524" calcext:value-type="float">
            <text:p>0.084524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mons</text:p>
          </table:table-cell>
          <table:table-cell office:value-type="float" office:value="0.180853" calcext:value-type="float">
            <text:p>0.180853</text:p>
          </table:table-cell>
          <table:table-cell office:value-type="float" office:value="0.161908" calcext:value-type="float">
            <text:p>0.161908</text:p>
          </table:table-cell>
          <table:table-cell office:value-type="float" office:value="0.106761" calcext:value-type="float">
            <text:p>0.106761</text:p>
          </table:table-cell>
          <table:table-cell office:value-type="float" office:value="0.132488" calcext:value-type="float">
            <text:p>0.132488</text:p>
          </table:table-cell>
          <table:table-cell office:value-type="float" office:value="0.1989" calcext:value-type="float">
            <text:p>0.1989</text:p>
          </table:table-cell>
          <table:table-cell office:value-type="float" office:value="0.079415" calcext:value-type="float">
            <text:p>0.079415</text:p>
          </table:table-cell>
          <table:table-cell office:value-type="float" office:value="0.063098" calcext:value-type="float">
            <text:p>0.063098</text:p>
          </table:table-cell>
          <table:table-cell office:value-type="float" office:value="0.119355" calcext:value-type="float">
            <text:p>0.119355</text:p>
          </table:table-cell>
          <table:table-cell office:value-type="float" office:value="0.104117" calcext:value-type="float">
            <text:p>0.104117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NESCO OER Recommendation 2019</text:p>
          </table:table-cell>
          <table:table-cell office:value-type="float" office:value="0.134849" calcext:value-type="float">
            <text:p>0.134849</text:p>
          </table:table-cell>
          <table:table-cell office:value-type="float" office:value="0.079494" calcext:value-type="float">
            <text:p>0.079494</text:p>
          </table:table-cell>
          <table:table-cell office:value-type="float" office:value="0.042647" calcext:value-type="float">
            <text:p>0.042647</text:p>
          </table:table-cell>
          <table:table-cell office:value-type="float" office:value="0.113863" calcext:value-type="float">
            <text:p>0.113863</text:p>
          </table:table-cell>
          <table:table-cell office:value-type="float" office:value="0.042241" calcext:value-type="float">
            <text:p>0.042241</text:p>
          </table:table-cell>
          <table:table-cell office:value-type="float" office:value="0.045527" calcext:value-type="float">
            <text:p>0.045527</text:p>
          </table:table-cell>
          <table:table-cell office:value-type="float" office:value="0.088078" calcext:value-type="float">
            <text:p>0.088078</text:p>
          </table:table-cell>
          <table:table-cell office:value-type="float" office:value="0.175119" calcext:value-type="float">
            <text:p>0.175119</text:p>
          </table:table-cell>
          <table:table-cell office:value-type="float" office:value="0.162628" calcext:value-type="float">
            <text:p>0.162628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aluation Dashboard</text:p>
          </table:table-cell>
          <table:table-cell office:value-type="float" office:value="0.037524" calcext:value-type="float">
            <text:p>0.037524</text:p>
          </table:table-cell>
          <table:table-cell office:value-type="float" office:value="0.166249" calcext:value-type="float">
            <text:p>0.166249</text:p>
          </table:table-cell>
          <table:table-cell office:value-type="float" office:value="0.050005" calcext:value-type="float">
            <text:p>0.050005</text:p>
          </table:table-cell>
          <table:table-cell office:value-type="float" office:value="-0.07211" calcext:value-type="float">
            <text:p>-0.07211</text:p>
          </table:table-cell>
          <table:table-cell office:value-type="float" office:value="0.033126" calcext:value-type="float">
            <text:p>0.033126</text:p>
          </table:table-cell>
          <table:table-cell office:value-type="float" office:value="0.171245" calcext:value-type="float">
            <text:p>0.171245</text:p>
          </table:table-cell>
          <table:table-cell office:value-type="float" office:value="0.001743" calcext:value-type="float">
            <text:p>0.001743</text:p>
          </table:table-cell>
          <table:table-cell office:value-type="float" office:value="0.019952" calcext:value-type="float">
            <text:p>0.019952</text:p>
          </table:table-cell>
          <table:table-cell office:value-type="float" office:value="0.139221" calcext:value-type="float">
            <text:p>0.139221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 Guide to Wikiversity</text:p>
          </table:table-cell>
          <table:table-cell office:value-type="float" office:value="0.124103" calcext:value-type="float">
            <text:p>0.124103</text:p>
          </table:table-cell>
          <table:table-cell office:value-type="float" office:value="0.159591" calcext:value-type="float">
            <text:p>0.159591</text:p>
          </table:table-cell>
          <table:table-cell office:value-type="float" office:value="0.126371" calcext:value-type="float">
            <text:p>0.126371</text:p>
          </table:table-cell>
          <table:table-cell office:value-type="float" office:value="-0.082614" calcext:value-type="float">
            <text:p>-0.082614</text:p>
          </table:table-cell>
          <table:table-cell office:value-type="float" office:value="0.128895" calcext:value-type="float">
            <text:p>0.128895</text:p>
          </table:table-cell>
          <table:table-cell office:value-type="float" office:value="0.05394" calcext:value-type="float">
            <text:p>0.05394</text:p>
          </table:table-cell>
          <table:table-cell office:value-type="float" office:value="0.028755" calcext:value-type="float">
            <text:p>0.028755</text:p>
          </table:table-cell>
          <table:table-cell office:value-type="float" office:value="0.104607" calcext:value-type="float">
            <text:p>0.104607</text:p>
          </table:table-cell>
          <table:table-cell office:value-type="float" office:value="0.106964" calcext:value-type="float">
            <text:p>0.106964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kiversity</text:p>
          </table:table-cell>
          <table:table-cell office:value-type="float" office:value="0.135716" calcext:value-type="float">
            <text:p>0.135716</text:p>
          </table:table-cell>
          <table:table-cell office:value-type="float" office:value="0.174629" calcext:value-type="float">
            <text:p>0.174629</text:p>
          </table:table-cell>
          <table:table-cell office:value-type="float" office:value="0.064877" calcext:value-type="float">
            <text:p>0.064877</text:p>
          </table:table-cell>
          <table:table-cell office:value-type="float" office:value="-0.031524" calcext:value-type="float">
            <text:p>-0.031524</text:p>
          </table:table-cell>
          <table:table-cell office:value-type="float" office:value="0.069528" calcext:value-type="float">
            <text:p>0.069528</text:p>
          </table:table-cell>
          <table:table-cell office:value-type="float" office:value="0.014301" calcext:value-type="float">
            <text:p>0.014301</text:p>
          </table:table-cell>
          <table:table-cell office:value-type="float" office:value="0.060566" calcext:value-type="float">
            <text:p>0.060566</text:p>
          </table:table-cell>
          <table:table-cell office:value-type="float" office:value="0.212313" calcext:value-type="float">
            <text:p>0.212313</text:p>
          </table:table-cell>
          <table:table-cell office:value-type="float" office:value="0.045358" calcext:value-type="float">
            <text:p>0.045358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iktionary</text:p>
          </table:table-cell>
          <table:table-cell office:value-type="float" office:value="0.171318" calcext:value-type="float">
            <text:p>0.171318</text:p>
          </table:table-cell>
          <table:table-cell office:value-type="float" office:value="0.247498" calcext:value-type="float">
            <text:p>0.247498</text:p>
          </table:table-cell>
          <table:table-cell office:value-type="float" office:value="0.003995" calcext:value-type="float">
            <text:p>0.003995</text:p>
          </table:table-cell>
          <table:table-cell office:value-type="float" office:value="-0.029597" calcext:value-type="float">
            <text:p>-0.029597</text:p>
          </table:table-cell>
          <table:table-cell office:value-type="float" office:value="0.060277" calcext:value-type="float">
            <text:p>0.060277</text:p>
          </table:table-cell>
          <table:table-cell office:value-type="float" office:value="0.104006" calcext:value-type="float">
            <text:p>0.104006</text:p>
          </table:table-cell>
          <table:table-cell office:value-type="float" office:value="-0.038369" calcext:value-type="float">
            <text:p>-0.038369</text:p>
          </table:table-cell>
          <table:table-cell office:value-type="float" office:value="0.014731" calcext:value-type="float">
            <text:p>0.014731</text:p>
          </table:table-cell>
          <table:table-cell office:value-type="float" office:value="0.041906" calcext:value-type="float">
            <text:p>0.041906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ckathon</text:p>
          </table:table-cell>
          <table:table-cell office:value-type="float" office:value="0.076859" calcext:value-type="float">
            <text:p>0.076859</text:p>
          </table:table-cell>
          <table:table-cell office:value-type="float" office:value="0.149768" calcext:value-type="float">
            <text:p>0.149768</text:p>
          </table:table-cell>
          <table:table-cell office:value-type="float" office:value="0.072204" calcext:value-type="float">
            <text:p>0.072204</text:p>
          </table:table-cell>
          <table:table-cell office:value-type="float" office:value="-0.063898" calcext:value-type="float">
            <text:p>-0.063898</text:p>
          </table:table-cell>
          <table:table-cell office:value-type="float" office:value="0.072075" calcext:value-type="float">
            <text:p>0.072075</text:p>
          </table:table-cell>
          <table:table-cell office:value-type="float" office:value="0.033408" calcext:value-type="float">
            <text:p>0.033408</text:p>
          </table:table-cell>
          <table:table-cell office:value-type="float" office:value="0.085071" calcext:value-type="float">
            <text:p>0.085071</text:p>
          </table:table-cell>
          <table:table-cell office:value-type="float" office:value="0.088882" calcext:value-type="float">
            <text:p>0.088882</text:p>
          </table:table-cell>
          <table:table-cell office:value-type="float" office:value="0.096771" calcext:value-type="float">
            <text:p>0.096771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talan Sign Language and Wiktionary</text:p>
          </table:table-cell>
          <table:table-cell office:value-type="float" office:value="0.133864" calcext:value-type="float">
            <text:p>0.133864</text:p>
          </table:table-cell>
          <table:table-cell office:value-type="float" office:value="0.12259" calcext:value-type="float">
            <text:p>0.12259</text:p>
          </table:table-cell>
          <table:table-cell office:value-type="float" office:value="0.089778" calcext:value-type="float">
            <text:p>0.089778</text:p>
          </table:table-cell>
          <table:table-cell office:value-type="float" office:value="-0.022298" calcext:value-type="float">
            <text:p>-0.022298</text:p>
          </table:table-cell>
          <table:table-cell office:value-type="float" office:value="-0.002069" calcext:value-type="float">
            <text:p>-0.002069</text:p>
          </table:table-cell>
          <table:table-cell office:value-type="float" office:value="0.051087" calcext:value-type="float">
            <text:p>0.051087</text:p>
          </table:table-cell>
          <table:table-cell office:value-type="float" office:value="0.035287" calcext:value-type="float">
            <text:p>0.035287</text:p>
          </table:table-cell>
          <table:table-cell office:value-type="float" office:value="0.150194" calcext:value-type="float">
            <text:p>0.150194</text:p>
          </table:table-cell>
          <table:table-cell office:value-type="float" office:value="0.009553" calcext:value-type="float">
            <text:p>0.009553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munomedia</text:p>
          </table:table-cell>
          <table:table-cell office:value-type="float" office:value="0.128524" calcext:value-type="float">
            <text:p>0.128524</text:p>
          </table:table-cell>
          <table:table-cell office:value-type="float" office:value="0.142945" calcext:value-type="float">
            <text:p>0.142945</text:p>
          </table:table-cell>
          <table:table-cell office:value-type="float" office:value="0.143809" calcext:value-type="float">
            <text:p>0.143809</text:p>
          </table:table-cell>
          <table:table-cell office:value-type="float" office:value="-0.02072" calcext:value-type="float">
            <text:p>-0.02072</text:p>
          </table:table-cell>
          <table:table-cell office:value-type="float" office:value="0.03986" calcext:value-type="float">
            <text:p>0.03986</text:p>
          </table:table-cell>
          <table:table-cell office:value-type="float" office:value="0.086543" calcext:value-type="float">
            <text:p>0.086543</text:p>
          </table:table-cell>
          <table:table-cell office:value-type="float" office:value="0.118765" calcext:value-type="float">
            <text:p>0.118765</text:p>
          </table:table-cell>
          <table:table-cell office:value-type="float" office:value="0.118299" calcext:value-type="float">
            <text:p>0.118299</text:p>
          </table:table-cell>
          <table:table-cell office:value-type="float" office:value="0.0269" calcext:value-type="float">
            <text:p>0.0269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ikiCamp Armenia</text:p>
          </table:table-cell>
          <table:table-cell office:value-type="float" office:value="0.07851" calcext:value-type="float">
            <text:p>0.07851</text:p>
          </table:table-cell>
          <table:table-cell office:value-type="float" office:value="0.186914" calcext:value-type="float">
            <text:p>0.186914</text:p>
          </table:table-cell>
          <table:table-cell office:value-type="float" office:value="-0.065714" calcext:value-type="float">
            <text:p>-0.065714</text:p>
          </table:table-cell>
          <table:table-cell office:value-type="float" office:value="-0.045438" calcext:value-type="float">
            <text:p>-0.045438</text:p>
          </table:table-cell>
          <table:table-cell office:value-type="float" office:value="0.082132" calcext:value-type="float">
            <text:p>0.082132</text:p>
          </table:table-cell>
          <table:table-cell office:value-type="float" office:value="-0.024847" calcext:value-type="float">
            <text:p>-0.024847</text:p>
          </table:table-cell>
          <table:table-cell office:value-type="float" office:value="0.090426" calcext:value-type="float">
            <text:p>0.090426</text:p>
          </table:table-cell>
          <table:table-cell office:value-type="float" office:value="0.275233" calcext:value-type="float">
            <text:p>0.275233</text:p>
          </table:table-cell>
          <table:table-cell office:value-type="float" office:value="0.138497" calcext:value-type="float">
            <text:p>0.138497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anslation apprentices and Wikipedia</text:p>
          </table:table-cell>
          <table:table-cell office:value-type="float" office:value="0.065817" calcext:value-type="float">
            <text:p>0.065817</text:p>
          </table:table-cell>
          <table:table-cell office:value-type="float" office:value="0.238633" calcext:value-type="float">
            <text:p>0.238633</text:p>
          </table:table-cell>
          <table:table-cell office:value-type="float" office:value="0.063737" calcext:value-type="float">
            <text:p>0.063737</text:p>
          </table:table-cell>
          <table:table-cell office:value-type="float" office:value="-0.107796" calcext:value-type="float">
            <text:p>-0.107796</text:p>
          </table:table-cell>
          <table:table-cell office:value-type="float" office:value="0.063736" calcext:value-type="float">
            <text:p>0.063736</text:p>
          </table:table-cell>
          <table:table-cell office:value-type="float" office:value="0.086489" calcext:value-type="float">
            <text:p>0.086489</text:p>
          </table:table-cell>
          <table:table-cell office:value-type="float" office:value="0.022159" calcext:value-type="float">
            <text:p>0.022159</text:p>
          </table:table-cell>
          <table:table-cell office:value-type="float" office:value="0.208014" calcext:value-type="float">
            <text:p>0.208014</text:p>
          </table:table-cell>
          <table:table-cell office:value-type="float" office:value="0.003597" calcext:value-type="float">
            <text:p>0.003597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ikipedia as a tool for university teaching</text:p>
          </table:table-cell>
          <table:table-cell office:value-type="float" office:value="0.134464" calcext:value-type="float">
            <text:p>0.134464</text:p>
          </table:table-cell>
          <table:table-cell office:value-type="float" office:value="0.101557" calcext:value-type="float">
            <text:p>0.101557</text:p>
          </table:table-cell>
          <table:table-cell office:value-type="float" office:value="-0.016461" calcext:value-type="float">
            <text:p>-0.016461</text:p>
          </table:table-cell>
          <table:table-cell office:value-type="float" office:value="-0.036948" calcext:value-type="float">
            <text:p>-0.036948</text:p>
          </table:table-cell>
          <table:table-cell office:value-type="float" office:value="0.09297" calcext:value-type="float">
            <text:p>0.09297</text:p>
          </table:table-cell>
          <table:table-cell office:value-type="float" office:value="-0.009987" calcext:value-type="float">
            <text:p>-0.009987</text:p>
          </table:table-cell>
          <table:table-cell office:value-type="float" office:value="-0.006621" calcext:value-type="float">
            <text:p>-0.006621</text:p>
          </table:table-cell>
          <table:table-cell office:value-type="float" office:value="0.142083" calcext:value-type="float">
            <text:p>0.142083</text:p>
          </table:table-cell>
          <table:table-cell office:value-type="float" office:value="0.029775" calcext:value-type="float">
            <text:p>0.029775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odule with National Gallery of Ireland</text:p>
          </table:table-cell>
          <table:table-cell office:value-type="float" office:value="0.021665" calcext:value-type="float">
            <text:p>0.021665</text:p>
          </table:table-cell>
          <table:table-cell office:value-type="float" office:value="0.180831" calcext:value-type="float">
            <text:p>0.180831</text:p>
          </table:table-cell>
          <table:table-cell office:value-type="float" office:value="-0.039552" calcext:value-type="float">
            <text:p>-0.039552</text:p>
          </table:table-cell>
          <table:table-cell office:value-type="float" office:value="-0.053414" calcext:value-type="float">
            <text:p>-0.053414</text:p>
          </table:table-cell>
          <table:table-cell office:value-type="float" office:value="0.102282" calcext:value-type="float">
            <text:p>0.102282</text:p>
          </table:table-cell>
          <table:table-cell office:value-type="float" office:value="-0.006496" calcext:value-type="float">
            <text:p>-0.006496</text:p>
          </table:table-cell>
          <table:table-cell office:value-type="float" office:value="0.047772" calcext:value-type="float">
            <text:p>0.047772</text:p>
          </table:table-cell>
          <table:table-cell office:value-type="float" office:value="0.294408" calcext:value-type="float">
            <text:p>0.294408</text:p>
          </table:table-cell>
          <table:table-cell office:value-type="float" office:value="0.057106" calcext:value-type="float">
            <text:p>0.057106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niversity law students' editing</text:p>
          </table:table-cell>
          <table:table-cell office:value-type="float" office:value="0.117039" calcext:value-type="float">
            <text:p>0.117039</text:p>
          </table:table-cell>
          <table:table-cell office:value-type="float" office:value="0.160559" calcext:value-type="float">
            <text:p>0.160559</text:p>
          </table:table-cell>
          <table:table-cell office:value-type="float" office:value="-0.035897" calcext:value-type="float">
            <text:p>-0.035897</text:p>
          </table:table-cell>
          <table:table-cell office:value-type="float" office:value="-0.079255" calcext:value-type="float">
            <text:p>-0.079255</text:p>
          </table:table-cell>
          <table:table-cell office:value-type="float" office:value="0.095329" calcext:value-type="float">
            <text:p>0.095329</text:p>
          </table:table-cell>
          <table:table-cell office:value-type="float" office:value="0.058628" calcext:value-type="float">
            <text:p>0.058628</text:p>
          </table:table-cell>
          <table:table-cell office:value-type="float" office:value="0.041232" calcext:value-type="float">
            <text:p>0.041232</text:p>
          </table:table-cell>
          <table:table-cell office:value-type="float" office:value="0.162994" calcext:value-type="float">
            <text:p>0.162994</text:p>
          </table:table-cell>
          <table:table-cell office:value-type="float" office:value="0.049033" calcext:value-type="float">
            <text:p>0.049033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acher training of teachers in Bolivia</text:p>
          </table:table-cell>
          <table:table-cell office:value-type="float" office:value="0.14708" calcext:value-type="float">
            <text:p>0.14708</text:p>
          </table:table-cell>
          <table:table-cell office:value-type="float" office:value="0.153263" calcext:value-type="float">
            <text:p>0.153263</text:p>
          </table:table-cell>
          <table:table-cell office:value-type="float" office:value="0.018321" calcext:value-type="float">
            <text:p>0.018321</text:p>
          </table:table-cell>
          <table:table-cell office:value-type="float" office:value="-0.070375" calcext:value-type="float">
            <text:p>-0.070375</text:p>
          </table:table-cell>
          <table:table-cell office:value-type="float" office:value="0.088738" calcext:value-type="float">
            <text:p>0.088738</text:p>
          </table:table-cell>
          <table:table-cell office:value-type="float" office:value="0.057774" calcext:value-type="float">
            <text:p>0.057774</text:p>
          </table:table-cell>
          <table:table-cell office:value-type="float" office:value="0.021813" calcext:value-type="float">
            <text:p>0.021813</text:p>
          </table:table-cell>
          <table:table-cell office:value-type="float" office:value="0.208474" calcext:value-type="float">
            <text:p>0.208474</text:p>
          </table:table-cell>
          <table:table-cell office:value-type="float" office:value="0.056263" calcext:value-type="float">
            <text:p>0.056263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ikipedia in medicine</text:p>
          </table:table-cell>
          <table:table-cell office:value-type="float" office:value="0.043586" calcext:value-type="float">
            <text:p>0.043586</text:p>
          </table:table-cell>
          <table:table-cell office:value-type="float" office:value="0.146907" calcext:value-type="float">
            <text:p>0.146907</text:p>
          </table:table-cell>
          <table:table-cell office:value-type="float" office:value="-0.01459" calcext:value-type="float">
            <text:p>-0.01459</text:p>
          </table:table-cell>
          <table:table-cell office:value-type="float" office:value="-0.015328" calcext:value-type="float">
            <text:p>-0.015328</text:p>
          </table:table-cell>
          <table:table-cell office:value-type="float" office:value="0.012989" calcext:value-type="float">
            <text:p>0.012989</text:p>
          </table:table-cell>
          <table:table-cell office:value-type="float" office:value="0.051088" calcext:value-type="float">
            <text:p>0.051088</text:p>
          </table:table-cell>
          <table:table-cell office:value-type="float" office:value="-0.082619" calcext:value-type="float">
            <text:p>-0.082619</text:p>
          </table:table-cell>
          <table:table-cell office:value-type="float" office:value="0.172478" calcext:value-type="float">
            <text:p>0.172478</text:p>
          </table:table-cell>
          <table:table-cell office:value-type="float" office:value="0.011498" calcext:value-type="float">
            <text:p>0.011498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ikiDDHH</text:p>
          </table:table-cell>
          <table:table-cell office:value-type="float" office:value="0.096755" calcext:value-type="float">
            <text:p>0.096755</text:p>
          </table:table-cell>
          <table:table-cell office:value-type="float" office:value="0.164779" calcext:value-type="float">
            <text:p>0.164779</text:p>
          </table:table-cell>
          <table:table-cell office:value-type="float" office:value="0.122346" calcext:value-type="float">
            <text:p>0.122346</text:p>
          </table:table-cell>
          <table:table-cell office:value-type="float" office:value="-0.063814" calcext:value-type="float">
            <text:p>-0.063814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007765" calcext:value-type="float">
            <text:p>0.007765</text:p>
          </table:table-cell>
          <table:table-cell office:value-type="float" office:value="0.004336" calcext:value-type="float">
            <text:p>0.004336</text:p>
          </table:table-cell>
          <table:table-cell office:value-type="float" office:value="0.033223" calcext:value-type="float">
            <text:p>0.033223</text:p>
          </table:table-cell>
          <table:table-cell office:value-type="float" office:value="0.034945" calcext:value-type="float">
            <text:p>0.034945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ikipedia in your university</text:p>
          </table:table-cell>
          <table:table-cell office:value-type="float" office:value="0.137887" calcext:value-type="float">
            <text:p>0.137887</text:p>
          </table:table-cell>
          <table:table-cell office:value-type="float" office:value="0.158348" calcext:value-type="float">
            <text:p>0.158348</text:p>
          </table:table-cell>
          <table:table-cell office:value-type="float" office:value="0.056787" calcext:value-type="float">
            <text:p>0.056787</text:p>
          </table:table-cell>
          <table:table-cell office:value-type="float" office:value="-0.003625" calcext:value-type="float">
            <text:p>-0.003625</text:p>
          </table:table-cell>
          <table:table-cell office:value-type="float" office:value="0.075793" calcext:value-type="float">
            <text:p>0.075793</text:p>
          </table:table-cell>
          <table:table-cell office:value-type="float" office:value="0.088008" calcext:value-type="float">
            <text:p>0.088008</text:p>
          </table:table-cell>
          <table:table-cell office:value-type="float" office:value="0.05217" calcext:value-type="float">
            <text:p>0.05217</text:p>
          </table:table-cell>
          <table:table-cell office:value-type="float" office:value="0.132833" calcext:value-type="float">
            <text:p>0.132833</text:p>
          </table:table-cell>
          <table:table-cell office:value-type="float" office:value="0.113283" calcext:value-type="float">
            <text:p>0.113283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ading Wikipedia in the Classroom</text:p>
          </table:table-cell>
          <table:table-cell office:value-type="float" office:value="0.179243" calcext:value-type="float">
            <text:p>0.179243</text:p>
          </table:table-cell>
          <table:table-cell office:value-type="float" office:value="0.160292" calcext:value-type="float">
            <text:p>0.160292</text:p>
          </table:table-cell>
          <table:table-cell office:value-type="float" office:value="0.069607" calcext:value-type="float">
            <text:p>0.069607</text:p>
          </table:table-cell>
          <table:table-cell office:value-type="float" office:value="-0.06063" calcext:value-type="float">
            <text:p>-0.06063</text:p>
          </table:table-cell>
          <table:table-cell office:value-type="float" office:value="0.054355" calcext:value-type="float">
            <text:p>0.054355</text:p>
          </table:table-cell>
          <table:table-cell office:value-type="float" office:value="0.063511" calcext:value-type="float">
            <text:p>0.063511</text:p>
          </table:table-cell>
          <table:table-cell office:value-type="float" office:value="0.061503" calcext:value-type="float">
            <text:p>0.061503</text:p>
          </table:table-cell>
          <table:table-cell office:value-type="float" office:value="0.207747" calcext:value-type="float">
            <text:p>0.207747</text:p>
          </table:table-cell>
          <table:table-cell office:value-type="float" office:value="0.051135" calcext:value-type="float">
            <text:p>0.051135</text:p>
          </table:table-cell>
          <table:table-cell table:number-columns-repeated="1006"/>
        </table:table-row>
        <table:table-row table:style-name="ro1" table:number-rows-repeated="1048506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5:20:55.767687052</meta:creation-date>
    <meta:editing-duration>PT7H2M36S</meta:editing-duration>
    <meta:editing-cycles>7</meta:editing-cycles>
    <meta:generator>LibreOffice/7.3.6.2$Linux_X86_64 LibreOffice_project/30$Build-2</meta:generator>
    <dc:date>2022-11-07T22:54:53.777994374</dc:date>
    <meta:document-statistic meta:table-count="2" meta:cell-count="790" meta:object-count="0"/>
  </office:meta>
</office:document-meta>
</file>